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0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3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6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7" style:family="table-cell" style:parent-style-name="Default">
      <style:table-cell-properties fo:background-color="#ffffa6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53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5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ffa6" fo:border-left="none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62" style:family="table-cell" style:parent-style-name="Default" style:data-style-name="N11">
      <style:table-cell-properties fo:background-color="#ffffa6"/>
    </style:style>
    <style:style style:name="ce63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64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69" style:family="table-cell" style:parent-style-name="Default">
      <style:table-cell-properties fo:background-color="#afd095"/>
    </style:style>
    <style:style style:name="ce70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73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74" style:family="table-cell" style:parent-style-name="Default">
      <style:table-cell-properties fo:background-color="#afd095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afd095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83" style:family="table-cell" style:parent-style-name="Default" style:data-style-name="N11">
      <style:table-cell-properties fo:background-color="#afd095"/>
    </style:style>
    <style:style style:name="ce84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85" style:family="table-cell" style:parent-style-name="Default">
      <style:table-cell-properties fo:border-bottom="none" fo:background-color="#afd095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47"/>
        <table:table-column table:style-name="co2" table:number-columns-repeated="60" table:default-cell-style-name="ce47"/>
        <table:table-row table:style-name="ro1">
          <table:table-cell table:style-name="ce43" office:value-type="string" calcext:value-type="string">
            <text:p>Board</text:p>
          </table:table-cell>
          <table:table-cell table:style-name="ce49" office:value-type="string" calcext:value-type="string">
            <text:p>MACs</text:p>
          </table:table-cell>
          <table:table-cell table:style-name="ce55"/>
          <table:table-cell table:style-name="ce49" office:value-type="string" calcext:value-type="string">
            <text:p>Naive</text:p>
          </table:table-cell>
          <table:table-cell table:style-name="ce60"/>
          <table:table-cell table:style-name="ce55"/>
          <table:table-cell table:style-name="ce49" office:value-type="string" calcext:value-type="string">
            <text:p>Flipped Layers</text:p>
          </table:table-cell>
          <table:table-cell table:style-name="ce60"/>
          <table:table-cell table:style-name="ce55"/>
          <table:table-cell table:style-name="ce49" office:value-type="string" calcext:value-type="string">
            <text:p>Optimized</text:p>
          </table:table-cell>
          <table:table-cell table:style-name="ce60"/>
          <table:table-cell table:style-name="ce55"/>
          <table:table-cell table:style-name="ce49" office:value-type="string" calcext:value-type="string">
            <text:p>Merged Layer 1 and 2</text:p>
          </table:table-cell>
          <table:table-cell table:style-name="ce64"/>
          <table:table-cell table:style-name="ce58"/>
          <table:table-cell table:style-name="ce49" office:value-type="string" calcext:value-type="string">
            <text:p>merged Layer 1 and 2 without div</text:p>
          </table:table-cell>
          <table:table-cell table:style-name="ce64"/>
          <table:table-cell table:style-name="ce58"/>
          <table:table-cell table:style-name="ce49" office:value-type="string" calcext:value-type="string">
            <text:p>Duplicate Input Featuremap</text:p>
          </table:table-cell>
          <table:table-cell table:style-name="ce64"/>
          <table:table-cell table:style-name="ce58"/>
          <table:table-cell table:style-name="ce49" office:value-type="string" calcext:value-type="string">
            <text:p>Ideal Bitshift instead of division</text:p>
          </table:table-cell>
          <table:table-cell table:style-name="ce64"/>
          <table:table-cell table:style-name="ce58"/>
          <table:table-cell table:number-columns-repeated="40"/>
        </table:table-row>
        <table:table-row table:style-name="ro2">
          <table:table-cell table:style-name="ce44"/>
          <table:table-cell table:style-name="ce50" office:value-type="string" calcext:value-type="string">
            <text:p>Ideal</text:p>
          </table:table-cell>
          <table:table-cell table:style-name="ce56" office:value-type="string" calcext:value-type="string">
            <text:p>Program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style-name="ce50" office:value-type="string" calcext:value-type="string">
            <text:p>Cycles</text:p>
          </table:table-cell>
          <table:table-cell table:style-name="ce61" office:value-type="string" calcext:value-type="string">
            <text:p>Percentage</text:p>
          </table:table-cell>
          <table:table-cell table:style-name="ce56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</text:p>
          </table:table-cell>
          <table:table-cell table:style-name="ce51" table:formula="of:=((1125-63)*64+(63*64-31*32))*22*8" office:value-type="float" office:value="12497408" calcext:value-type="float">
            <text:p>12497408</text:p>
          </table:table-cell>
          <table:table-cell table:style-name="ce57" table:formula="of:=1125*64*22*8" office:value-type="float" office:value="12672000" calcext:value-type="float">
            <text:p>12672000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D3]/[.D10]" office:value-type="percentage" office:value="0.880658478856284" calcext:value-type="percentage">
            <text:p>88.07%</text:p>
          </table:table-cell>
          <table:table-cell table:style-name="ce57" table:formula="of:=[.B3]/[.D3]" office:value-type="float" office:value="0.724374585825385" calcext:value-type="float">
            <text:p>0.724374585825385</text:p>
          </table:table-cell>
          <table:table-cell table:style-name="ce59" table:formula="of:=[.B18]" office:value-type="float" office:value="17252687" calcext:value-type="float">
            <text:p>17252687</text:p>
          </table:table-cell>
          <table:table-cell table:style-name="ce62" table:formula="of:=[.G3]/[.G10]" office:value-type="percentage" office:value="0.901854703359798" calcext:value-type="percentage">
            <text:p>90.19%</text:p>
          </table:table-cell>
          <table:table-cell table:style-name="ce57" table:formula="of:=[.B3]/[.G3]" office:value-type="float" office:value="0.724374585825385" calcext:value-type="float">
            <text:p>0.724374585825385</text:p>
          </table:table-cell>
          <table:table-cell table:style-name="ce59" table:formula="of:=[.B21]" office:value-type="float" office:value="2014830" calcext:value-type="float">
            <text:p>2014830</text:p>
          </table:table-cell>
          <table:table-cell table:style-name="ce62" table:formula="of:=[.J3]/[.J10]" office:value-type="percentage" office:value="0.841110259029548" calcext:value-type="percentage">
            <text:p>84.11%</text:p>
          </table:table-cell>
          <table:table-cell table:style-name="ce57" table:formula="of:=[.B3]/[.J3]" office:value-type="float" office:value="6.20271089868624" calcext:value-type="float">
            <text:p>6.20271089868624</text:p>
          </table:table-cell>
          <table:table-cell table:style-name="ce59" table:formula="of:=[.B66]" office:value-type="float" office:value="2152245" calcext:value-type="float">
            <text:p>2152245</text:p>
          </table:table-cell>
          <table:table-cell table:style-name="ce62" table:formula="of:=[.M3]/[.M10]" office:value-type="percentage" office:value="0.980097452127781" calcext:value-type="percentage">
            <text:p>98.01%</text:p>
          </table:table-cell>
          <table:table-cell table:style-name="ce57" table:formula="of:=([.B3]+[.B5])/[.M3]" office:value-type="float" office:value="5.99904193063522" calcext:value-type="float">
            <text:p>5.99904193063522</text:p>
          </table:table-cell>
          <table:table-cell table:style-name="ce59" table:formula="of:=[.B67]" office:value-type="float" office:value="1558393" calcext:value-type="float">
            <text:p>1558393</text:p>
          </table:table-cell>
          <table:table-cell table:style-name="ce62" table:formula="of:=[.P3]/[.P10]" office:value-type="percentage" office:value="0.972720145708939" calcext:value-type="percentage">
            <text:p>97.27%</text:p>
          </table:table-cell>
          <table:table-cell table:style-name="ce57" table:formula="of:=([.B3]+[.B5])/[.P3]" office:value-type="float" office:value="8.28507828256415" calcext:value-type="float">
            <text:p>8.28507828256415</text:p>
          </table:table-cell>
          <table:table-cell table:style-name="ce59" table:formula="of:=[.B69]" office:value-type="float" office:value="1407605" calcext:value-type="float">
            <text:p>1407605</text:p>
          </table:table-cell>
          <table:table-cell table:style-name="ce62" table:formula="of:=[.S3]/[.S10]" office:value-type="percentage" office:value="0.974824059979584" calcext:value-type="percentage">
            <text:p>97.48%</text:p>
          </table:table-cell>
          <table:table-cell table:style-name="ce57" table:formula="of:=([.B3]+[.B5])/[.S3]" office:value-type="float" office:value="9.17260737209658" calcext:value-type="float">
            <text:p>9.17260737209658</text:p>
          </table:table-cell>
          <table:table-cell table:style-name="ce59" table:formula="of:=[.B68]" office:value-type="float" office:value="1569387" calcext:value-type="float">
            <text:p>1569387</text:p>
          </table:table-cell>
          <table:table-cell table:style-name="ce62" table:formula="of:=[.V3]/[.V10]" office:value-type="percentage" office:value="0.920010481664122" calcext:value-type="percentage">
            <text:p>92.00%</text:p>
          </table:table-cell>
          <table:table-cell table:style-name="ce57" table:formula="of:=([.B3]+[.B5])/[.V3]" office:value-type="float" office:value="8.22703896489521" calcext:value-type="float">
            <text:p>8.22703896489521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1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27]" office:value-type="float" office:value="532143" calcext:value-type="float">
            <text:p>532143</text:p>
          </table:table-cell>
          <table:table-cell table:style-name="ce62" table:formula="of:=[.G4]/[.G10]" office:value-type="percentage" office:value="0.0278168651300515" calcext:value-type="percentage">
            <text:p>2.78%</text:p>
          </table:table-cell>
          <table:table-cell table:style-name="ce57"/>
          <table:table-cell table:style-name="ce59" table:formula="of:=[.B28]" office:value-type="float" office:value="124004" calcext:value-type="float">
            <text:p>124004</text:p>
          </table:table-cell>
          <table:table-cell table:style-name="ce62" table:formula="of:=[.J4]/[.J10]" office:value-type="percentage" office:value="0.0517666684339126" calcext:value-type="percentage">
            <text:p>5.18%</text:p>
          </table:table-cell>
          <table:table-cell table:style-name="ce57"/>
          <table:table-cell table:style-name="ce59"/>
          <table:table-cell table:style-name="ce62" table:formula="of:=[.M4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4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4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4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2</text:p>
          </table:table-cell>
          <table:table-cell table:style-name="ce51" table:formula="of:=22*1125*16+16*1125" office:value-type="float" office:value="414000" calcext:value-type="float">
            <text:p>414000</text:p>
          </table:table-cell>
          <table:table-cell table:style-name="ce57" table:formula="of:=[.B5]" office:value-type="float" office:value="414000" calcext:value-type="float">
            <text:p>414000</text:p>
          </table:table-cell>
          <table:table-cell table:style-name="ce59" table:formula="of:=[.B33]" office:value-type="float" office:value="2011136" calcext:value-type="float">
            <text:p>2011136</text:p>
          </table:table-cell>
          <table:table-cell table:style-name="ce62" table:formula="of:=[.D5]/[.D10]" office:value-type="percentage" office:value="0.102657862542403" calcext:value-type="percentage">
            <text:p>10.27%</text:p>
          </table:table-cell>
          <table:table-cell table:style-name="ce57" table:formula="of:=[.B5]/[.D5]" office:value-type="float" office:value="0.205853806008147" calcext:value-type="float">
            <text:p>0.205853806008147</text:p>
          </table:table-cell>
          <table:table-cell table:style-name="ce59" table:formula="of:=[.B34]" office:value-type="float" office:value="1099743" calcext:value-type="float">
            <text:p>1099743</text:p>
          </table:table-cell>
          <table:table-cell table:style-name="ce62" table:formula="of:=[.G5]/[.G10]" office:value-type="percentage" office:value="0.0574871842882801" calcext:value-type="percentage">
            <text:p>5.75%</text:p>
          </table:table-cell>
          <table:table-cell table:style-name="ce57" table:formula="of:=[.B5]/[.G5]" office:value-type="float" office:value="0.376451589144009" calcext:value-type="float">
            <text:p>0.376451589144009</text:p>
          </table:table-cell>
          <table:table-cell table:style-name="ce59" table:formula="of:=[.B36]" office:value-type="float" office:value="212902" calcext:value-type="float">
            <text:p>212902</text:p>
          </table:table-cell>
          <table:table-cell table:style-name="ce62" table:formula="of:=[.J5]/[.J10]" office:value-type="percentage" office:value="0.0888779978300447" calcext:value-type="percentage">
            <text:p>8.89%</text:p>
          </table:table-cell>
          <table:table-cell table:style-name="ce57" table:formula="of:=[.B5]/[.J5]" office:value-type="float" office:value="1.94455665047768" calcext:value-type="float">
            <text:p>1.94455665047768</text:p>
          </table:table-cell>
          <table:table-cell table:style-name="ce59"/>
          <table:table-cell table:style-name="ce62" table:formula="of:=[.M5]/[.M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P5]/[.P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S5]/[.S10]" office:value-type="percentage" office:value="0" calcext:value-type="percentage">
            <text:p>0.00%</text:p>
          </table:table-cell>
          <table:table-cell table:style-name="ce57"/>
          <table:table-cell table:style-name="ce59" office:value-type="float" office:value="0" calcext:value-type="float">
            <text:p>0</text:p>
          </table:table-cell>
          <table:table-cell table:style-name="ce62" table:formula="of:=[.V5]/[.V10]" office:value-type="percentage" office:value="0" calcext:value-type="percentage">
            <text:p>0.00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3</text:p>
          </table:table-cell>
          <table:table-cell table:style-name="ce51" table:formula="of:=((140-15)*16+(15*16-7*8))*16" office:value-type="float" office:value="34944" calcext:value-type="float">
            <text:p>34944</text:p>
          </table:table-cell>
          <table:table-cell table:style-name="ce57" table:formula="of:=140*16*16" office:value-type="float" office:value="35840" calcext:value-type="float">
            <text:p>35840</text:p>
          </table:table-cell>
          <table:table-cell table:style-name="ce59" table:formula="of:=[.B42]" office:value-type="float" office:value="116416" calcext:value-type="float">
            <text:p>116416</text:p>
          </table:table-cell>
          <table:table-cell table:style-name="ce62" table:formula="of:=[.D6]/[.D10]" office:value-type="percentage" office:value="0.00594242146017795" calcext:value-type="percentage">
            <text:p>0.59%</text:p>
          </table:table-cell>
          <table:table-cell table:style-name="ce57" table:formula="of:=[.B6]/[.D6]" office:value-type="float" office:value="0.300164925783397" calcext:value-type="float">
            <text:p>0.300164925783397</text:p>
          </table:table-cell>
          <table:table-cell table:style-name="ce59" table:formula="of:=[.D6]" office:value-type="float" office:value="116416" calcext:value-type="float">
            <text:p>116416</text:p>
          </table:table-cell>
          <table:table-cell table:style-name="ce62" table:formula="of:=[.G6]/[.G10]" office:value-type="percentage" office:value="0.00608544727823174" calcext:value-type="percentage">
            <text:p>0.61%</text:p>
          </table:table-cell>
          <table:table-cell table:style-name="ce57" table:formula="of:=[.B6]/[.G6]" office:value-type="float" office:value="0.300164925783397" calcext:value-type="float">
            <text:p>0.300164925783397</text:p>
          </table:table-cell>
          <table:table-cell table:style-name="ce59" table:formula="of:=[.B43]" office:value-type="float" office:value="16626" calcext:value-type="float">
            <text:p>16626</text:p>
          </table:table-cell>
          <table:table-cell table:style-name="ce62" table:formula="of:=[.J6]/[.J10]" office:value-type="percentage" office:value="0.00694068440842417" calcext:value-type="percentage">
            <text:p>0.69%</text:p>
          </table:table-cell>
          <table:table-cell table:style-name="ce57" table:formula="of:=[.B6]/[.J6]" office:value-type="float" office:value="2.10176831468784" calcext:value-type="float">
            <text:p>2.10176831468784</text:p>
          </table:table-cell>
          <table:table-cell table:style-name="ce59" table:formula="of:=[.J6]" office:value-type="float" office:value="16626" calcext:value-type="float">
            <text:p>16626</text:p>
          </table:table-cell>
          <table:table-cell table:style-name="ce62" table:formula="of:=[.M6]/[.M10]" office:value-type="percentage" office:value="0.00757121063776498" calcext:value-type="percentage">
            <text:p>0.76%</text:p>
          </table:table-cell>
          <table:table-cell table:style-name="ce57" table:formula="of:=[.B6]/[.M6]" office:value-type="float" office:value="2.10176831468784" calcext:value-type="float">
            <text:p>2.10176831468784</text:p>
          </table:table-cell>
          <table:table-cell table:style-name="ce59" table:formula="of:=[.M6]" office:value-type="float" office:value="16626" calcext:value-type="float">
            <text:p>16626</text:p>
          </table:table-cell>
          <table:table-cell table:style-name="ce62" table:formula="of:=[.P6]/[.P10]" office:value-type="percentage" office:value="0.0103776423165125" calcext:value-type="percentage">
            <text:p>1.04%</text:p>
          </table:table-cell>
          <table:table-cell table:style-name="ce57" table:formula="of:=[.B6]/[.P6]" office:value-type="float" office:value="2.10176831468784" calcext:value-type="float">
            <text:p>2.10176831468784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S6]/[.S10]" office:value-type="percentage" office:value="0.00655074455074178" calcext:value-type="percentage">
            <text:p>0.66%</text:p>
          </table:table-cell>
          <table:table-cell table:style-name="ce57" table:formula="of:=[.B6]/[.S6]" office:value-type="float" office:value="3.69425943545829" calcext:value-type="float">
            <text:p>3.69425943545829</text:p>
          </table:table-cell>
          <table:table-cell table:style-name="ce59" table:formula="of:=[.B44]" office:value-type="float" office:value="9459" calcext:value-type="float">
            <text:p>9459</text:p>
          </table:table-cell>
          <table:table-cell table:style-name="ce62" table:formula="of:=[.V6]/[.V10]" office:value-type="percentage" office:value="0.00554508170773744" calcext:value-type="percentage">
            <text:p>0.55%</text:p>
          </table:table-cell>
          <table:table-cell table:style-name="ce57" table:formula="of:=[.B6]/[.V6]" office:value-type="float" office:value="3.69425943545829" calcext:value-type="float">
            <text:p>3.69425943545829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3 flip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62"/>
          <table:table-cell table:style-name="ce57"/>
          <table:table-cell table:style-name="ce59" table:formula="of:=[.B48]" office:value-type="float" office:value="5949" calcext:value-type="float">
            <text:p>5949</text:p>
          </table:table-cell>
          <table:table-cell table:style-name="ce62" table:formula="of:=[.G7]/[.G10]" office:value-type="percentage" office:value="0.000310973799634077" calcext:value-type="percentage">
            <text:p>0.03%</text:p>
          </table:table-cell>
          <table:table-cell table:style-name="ce57"/>
          <table:table-cell table:style-name="ce59" table:formula="of:=[.G7]" office:value-type="float" office:value="5949" calcext:value-type="float">
            <text:p>5949</text:p>
          </table:table-cell>
          <table:table-cell table:style-name="ce62" table:formula="of:=[.J7]/[.J10]" office:value-type="percentage" office:value="0.00248346755357364" calcext:value-type="percentage">
            <text:p>0.25%</text:p>
          </table:table-cell>
          <table:table-cell table:style-name="ce57"/>
          <table:table-cell table:style-name="ce59" table:formula="of:=[.J7]" office:value-type="float" office:value="5949" calcext:value-type="float">
            <text:p>5949</text:p>
          </table:table-cell>
          <table:table-cell table:style-name="ce62" table:formula="of:=[.M7]/[.M10]" office:value-type="percentage" office:value="0.00270907807554817" calcext:value-type="percentage">
            <text:p>0.27%</text:p>
          </table:table-cell>
          <table:table-cell table:style-name="ce57"/>
          <table:table-cell table:style-name="ce59" table:formula="of:=[.M7]" office:value-type="float" office:value="5949" calcext:value-type="float">
            <text:p>5949</text:p>
          </table:table-cell>
          <table:table-cell table:style-name="ce62" table:formula="of:=[.P7]/[.P10]" office:value-type="percentage" office:value="0.00371325599307908" calcext:value-type="percentage">
            <text:p>0.37%</text:p>
          </table:table-cell>
          <table:table-cell table:style-name="ce57"/>
          <table:table-cell table:style-name="ce59" table:formula="of:=[.P7]" office:value-type="float" office:value="5949" calcext:value-type="float">
            <text:p>5949</text:p>
          </table:table-cell>
          <table:table-cell table:style-name="ce62" table:formula="of:=[.S7]/[.S10]" office:value-type="percentage" office:value="0.00411992592582333" calcext:value-type="percentage">
            <text:p>0.41%</text:p>
          </table:table-cell>
          <table:table-cell table:style-name="ce57"/>
          <table:table-cell table:style-name="ce59" table:formula="of:=[.S7]" office:value-type="float" office:value="5949" calcext:value-type="float">
            <text:p>5949</text:p>
          </table:table-cell>
          <table:table-cell table:style-name="ce62" table:formula="of:=[.V7]/[.V10]" office:value-type="percentage" office:value="0.00348743958973782" calcext:value-type="percentage">
            <text:p>0.35%</text:p>
          </table:table-cell>
          <table:table-cell table:style-name="ce57"/>
          <table:table-cell table:number-columns-repeated="40"/>
        </table:table-row>
        <table:table-row table:style-name="ro2">
          <table:table-cell table:style-name="ce45" office:value-type="string" calcext:value-type="string">
            <text:p>L4</text:p>
          </table:table-cell>
          <table:table-cell table:style-name="ce51" table:formula="of:=(17*8)*16*16+(17*8)*16" office:value-type="float" office:value="36992" calcext:value-type="float">
            <text:p>36992</text:p>
          </table:table-cell>
          <table:table-cell table:style-name="ce57" table:formula="of:=[.B8]" office:value-type="float" office:value="36992" calcext:value-type="float">
            <text:p>36992</text:p>
          </table:table-cell>
          <table:table-cell table:style-name="ce59" table:formula="of:=[.B53]" office:value-type="float" office:value="206920" calcext:value-type="float">
            <text:p>206920</text:p>
          </table:table-cell>
          <table:table-cell table:style-name="ce62" table:formula="of:=[.D8]/[.D10]" office:value-type="percentage" office:value="0.0105621722833633" calcext:value-type="percentage">
            <text:p>1.06%</text:p>
          </table:table-cell>
          <table:table-cell table:style-name="ce57" table:formula="of:=[.B8]/[.D8]" office:value-type="float" office:value="0.178774405567369" calcext:value-type="float">
            <text:p>0.178774405567369</text:p>
          </table:table-cell>
          <table:table-cell table:style-name="ce59" table:formula="of:=[.B54]" office:value-type="float" office:value="119783" calcext:value-type="float">
            <text:p>119783</text:p>
          </table:table-cell>
          <table:table-cell table:style-name="ce62" table:formula="of:=[.G8]/[.G10]" office:value-type="percentage" office:value="0.00626145144420383" calcext:value-type="percentage">
            <text:p>0.63%</text:p>
          </table:table-cell>
          <table:table-cell table:style-name="ce57" table:formula="of:=[.B8]/[.G8]" office:value-type="float" office:value="0.308825125435162" calcext:value-type="float">
            <text:p>0.308825125435162</text:p>
          </table:table-cell>
          <table:table-cell table:style-name="ce59" table:formula="of:=[.B55]" office:value-type="float" office:value="17622" calcext:value-type="float">
            <text:p>17622</text:p>
          </table:table-cell>
          <table:table-cell table:style-name="ce62" table:formula="of:=[.J8]/[.J10]" office:value-type="percentage" office:value="0.00735647423585052" calcext:value-type="percentage">
            <text:p>0.74%</text:p>
          </table:table-cell>
          <table:table-cell table:style-name="ce57" table:formula="of:=[.B8]/[.J8]" office:value-type="float" office:value="2.09919418908183" calcext:value-type="float">
            <text:p>2.09919418908183</text:p>
          </table:table-cell>
          <table:table-cell table:style-name="ce59" table:formula="of:=[.J8]" office:value-type="float" office:value="17622" calcext:value-type="float">
            <text:p>17622</text:p>
          </table:table-cell>
          <table:table-cell table:style-name="ce62" table:formula="of:=[.M8]/[.M10]" office:value-type="percentage" office:value="0.00802477287734238" calcext:value-type="percentage">
            <text:p>0.80%</text:p>
          </table:table-cell>
          <table:table-cell table:style-name="ce57" table:formula="of:=[.B8]/[.M8]" office:value-type="float" office:value="2.09919418908183" calcext:value-type="float">
            <text:p>2.09919418908183</text:p>
          </table:table-cell>
          <table:table-cell table:style-name="ce59" table:formula="of:=[.M8]" office:value-type="float" office:value="17622" calcext:value-type="float">
            <text:p>17622</text:p>
          </table:table-cell>
          <table:table-cell table:style-name="ce62" table:formula="of:=[.P8]/[.P10]" office:value-type="percentage" office:value="0.0109993271322978" calcext:value-type="percentage">
            <text:p>1.10%</text:p>
          </table:table-cell>
          <table:table-cell table:style-name="ce57" table:formula="of:=[.B8]/[.P8]" office:value-type="float" office:value="2.09919418908183" calcext:value-type="float">
            <text:p>2.09919418908183</text:p>
          </table:table-cell>
          <table:table-cell table:style-name="ce59" table:formula="of:=[.P8]" office:value-type="float" office:value="17622" calcext:value-type="float">
            <text:p>17622</text:p>
          </table:table-cell>
          <table:table-cell table:style-name="ce62" table:formula="of:=[.S8]/[.S10]" office:value-type="percentage" office:value="0.0122039560707444" calcext:value-type="percentage">
            <text:p>1.22%</text:p>
          </table:table-cell>
          <table:table-cell table:style-name="ce57" table:formula="of:=[.B8]/[.S8]" office:value-type="float" office:value="2.09919418908183" calcext:value-type="float">
            <text:p>2.09919418908183</text:p>
          </table:table-cell>
          <table:table-cell table:style-name="ce59" table:formula="of:=[.B56]" office:value-type="float" office:value="117718" calcext:value-type="float">
            <text:p>117718</text:p>
          </table:table-cell>
          <table:table-cell table:style-name="ce62" table:formula="of:=[.V8]/[.V10]" office:value-type="percentage" office:value="0.0690089785887975" calcext:value-type="percentage">
            <text:p>6.90%</text:p>
          </table:table-cell>
          <table:table-cell table:style-name="ce57" table:formula="of:=[.B8]/[.V8]" office:value-type="float" office:value="0.314242511765405" calcext:value-type="float">
            <text:p>0.31424251176540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L5</text:p>
          </table:table-cell>
          <table:table-cell table:style-name="ce51" table:formula="of:=17*16*4" office:value-type="float" office:value="1088" calcext:value-type="float">
            <text:p>1088</text:p>
          </table:table-cell>
          <table:table-cell table:style-name="ce57" table:formula="of:=[.B9]" office:value-type="float" office:value="1088" calcext:value-type="float">
            <text:p>1088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D9]/[.D10]" office:value-type="percentage" office:value="0.000179064857771305" calcext:value-type="percentage">
            <text:p>0.02%</text:p>
          </table:table-cell>
          <table:table-cell table:style-name="ce57" table:formula="of:=[.B9]/[.D9]" office:value-type="float" office:value="0.310148232611174" calcext:value-type="float">
            <text:p>0.310148232611174</text:p>
          </table:table-cell>
          <table:table-cell table:style-name="ce59" table:formula="of:=[.D9]" office:value-type="float" office:value="3508" calcext:value-type="float">
            <text:p>3508</text:p>
          </table:table-cell>
          <table:table-cell table:style-name="ce62" table:formula="of:=[.G9]/[.G10]" office:value-type="percentage" office:value="0.000183374699801032" calcext:value-type="percentage">
            <text:p>0.02%</text:p>
          </table:table-cell>
          <table:table-cell table:style-name="ce57" table:formula="of:=[.B9]/[.G9]" office:value-type="float" office:value="0.310148232611174" calcext:value-type="float">
            <text:p>0.310148232611174</text:p>
          </table:table-cell>
          <table:table-cell table:style-name="ce59" table:formula="of:=[.G9]" office:value-type="float" office:value="3508" calcext:value-type="float">
            <text:p>3508</text:p>
          </table:table-cell>
          <table:table-cell table:style-name="ce62" table:formula="of:=[.J9]/[.J10]" office:value-type="percentage" office:value="0.00146444850864622" calcext:value-type="percentage">
            <text:p>0.15%</text:p>
          </table:table-cell>
          <table:table-cell table:style-name="ce57" table:formula="of:=[.B9]/[.J9]" office:value-type="float" office:value="0.310148232611174" calcext:value-type="float">
            <text:p>0.310148232611174</text:p>
          </table:table-cell>
          <table:table-cell table:style-name="ce59" table:formula="of:=[.B60]" office:value-type="float" office:value="3508" calcext:value-type="float">
            <text:p>3508</text:p>
          </table:table-cell>
          <table:table-cell table:style-name="ce62" table:formula="of:=[.M9]/[.M10]" office:value-type="percentage" office:value="0.00159748628156379" calcext:value-type="percentage">
            <text:p>0.16%</text:p>
          </table:table-cell>
          <table:table-cell table:style-name="ce57" table:formula="of:=[.B9]/[.M9]" office:value-type="float" office:value="0.310148232611174" calcext:value-type="float">
            <text:p>0.310148232611174</text:p>
          </table:table-cell>
          <table:table-cell table:style-name="ce59" table:formula="of:=[.M9]" office:value-type="float" office:value="3508" calcext:value-type="float">
            <text:p>3508</text:p>
          </table:table-cell>
          <table:table-cell table:style-name="ce62" table:formula="of:=[.P9]/[.P10]" office:value-type="percentage" office:value="0.00218962884917152" calcext:value-type="percentage">
            <text:p>0.22%</text:p>
          </table:table-cell>
          <table:table-cell table:style-name="ce57" table:formula="of:=[.B9]/[.P9]" office:value-type="float" office:value="0.310148232611174" calcext:value-type="float">
            <text:p>0.310148232611174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S9]/[.S10]" office:value-type="percentage" office:value="0.00230131347310656" calcext:value-type="percentage">
            <text:p>0.23%</text:p>
          </table:table-cell>
          <table:table-cell table:style-name="ce57" table:formula="of:=[.B9]/[.S9]" office:value-type="float" office:value="0.32741498645802" calcext:value-type="float">
            <text:p>0.32741498645802</text:p>
          </table:table-cell>
          <table:table-cell table:style-name="ce59" table:formula="of:=[.B61]" office:value-type="float" office:value="3323" calcext:value-type="float">
            <text:p>3323</text:p>
          </table:table-cell>
          <table:table-cell table:style-name="ce62" table:formula="of:=[.V9]/[.V10]" office:value-type="percentage" office:value="0.00194801844960477" calcext:value-type="percentage">
            <text:p>0.19%</text:p>
          </table:table-cell>
          <table:table-cell table:style-name="ce57" table:formula="of:=[.B9]/[.V9]" office:value-type="float" office:value="0.32741498645802" calcext:value-type="float">
            <text:p>0.32741498645802</text:p>
          </table:table-cell>
          <table:table-cell table:number-columns-repeated="40"/>
        </table:table-row>
        <table:table-row table:style-name="ro2">
          <table:table-cell table:style-name="ce46" office:value-type="string" calcext:value-type="string">
            <text:p>All</text:p>
          </table:table-cell>
          <table:table-cell table:style-name="ce52" table:formula="of:=+SUM([.B3:.B9])" office:value-type="float" office:value="12984432" calcext:value-type="float">
            <text:p>12984432</text:p>
          </table:table-cell>
          <table:table-cell table:style-name="ce58" table:formula="of:=+SUM([.C3:.C9])" office:value-type="float" office:value="13159920" calcext:value-type="float">
            <text:p>13159920</text:p>
          </table:table-cell>
          <table:table-cell table:style-name="ce52" table:formula="of:=+SUM([.D3:.D9])" office:value-type="float" office:value="19590667" calcext:value-type="float">
            <text:p>19590667</text:p>
          </table:table-cell>
          <table:table-cell table:style-name="ce63" table:formula="of:=+SUM([.E3:.E9])" office:value-type="percentage" office:value="1" calcext:value-type="percentage">
            <text:p>100.00%</text:p>
          </table:table-cell>
          <table:table-cell table:style-name="ce58"/>
          <table:table-cell table:style-name="ce52" table:formula="of:=+SUM([.G3:.G9])" office:value-type="float" office:value="19130229" calcext:value-type="float">
            <text:p>19130229</text:p>
          </table:table-cell>
          <table:table-cell table:style-name="ce63" table:formula="of:=+SUM([.H3:.H9])" office:value-type="percentage" office:value="1" calcext:value-type="percentage">
            <text:p>100.00%</text:p>
          </table:table-cell>
          <table:table-cell table:style-name="ce58" table:formula="of:=[.B10]/[.G10]" office:value-type="float" office:value="0.678738973799007" calcext:value-type="float">
            <text:p>0.678738973799007</text:p>
          </table:table-cell>
          <table:table-cell table:style-name="ce52" table:formula="of:=+SUM([.J3:.J9])" office:value-type="float" office:value="2395441" calcext:value-type="float">
            <text:p>2395441</text:p>
          </table:table-cell>
          <table:table-cell table:style-name="ce63" table:formula="of:=+SUM([.K3:.K9])" office:value-type="percentage" office:value="1" calcext:value-type="percentage">
            <text:p>100.00%</text:p>
          </table:table-cell>
          <table:table-cell table:style-name="ce58" table:formula="of:=[.B10]/[.J10]" office:value-type="float" office:value="5.42047664709755" calcext:value-type="float">
            <text:p>5.42047664709755</text:p>
          </table:table-cell>
          <table:table-cell table:style-name="ce52" table:formula="of:=SUM([.M3:.M9])" office:value-type="float" office:value="2195950" calcext:value-type="float">
            <text:p>2195950</text:p>
          </table:table-cell>
          <table:table-cell table:style-name="ce63" table:formula="of:=SUM([.N3:.N9])" office:value-type="percentage" office:value="1" calcext:value-type="percentage">
            <text:p>100.00%</text:p>
          </table:table-cell>
          <table:table-cell table:style-name="ce58" table:formula="of:=[.B10]/[.M10]" office:value-type="float" office:value="5.91289965618525" calcext:value-type="float">
            <text:p>5.91289965618525</text:p>
          </table:table-cell>
          <table:table-cell table:style-name="ce52" table:formula="of:=SUM([.P3:.P9])" office:value-type="float" office:value="1602098" calcext:value-type="float">
            <text:p>1602098</text:p>
          </table:table-cell>
          <table:table-cell table:style-name="ce63" table:formula="of:=SUM([.Q3:.Q9])" office:value-type="percentage" office:value="1" calcext:value-type="percentage">
            <text:p>100.00%</text:p>
          </table:table-cell>
          <table:table-cell table:style-name="ce58" table:formula="of:=[.B10]/[.P10]" office:value-type="float" office:value="8.10464278714536" calcext:value-type="float">
            <text:p>8.10464278714536</text:p>
          </table:table-cell>
          <table:table-cell table:style-name="ce52" table:formula="of:=SUM([.S3:.S9])" office:value-type="float" office:value="1443958" calcext:value-type="float">
            <text:p>1443958</text:p>
          </table:table-cell>
          <table:table-cell table:style-name="ce63" table:formula="of:=SUM([.T3:.T9])" office:value-type="percentage" office:value="1" calcext:value-type="percentage">
            <text:p>100.00%</text:p>
          </table:table-cell>
          <table:table-cell table:style-name="ce58" table:formula="of:=[.B10]/[.S10]" office:value-type="float" office:value="8.99225046711885" calcext:value-type="float">
            <text:p>8.99225046711885</text:p>
          </table:table-cell>
          <table:table-cell table:style-name="ce52" table:formula="of:=SUM([.V3:.V9])" office:value-type="float" office:value="1705836" calcext:value-type="float">
            <text:p>1705836</text:p>
          </table:table-cell>
          <table:table-cell table:style-name="ce63" table:formula="of:=SUM([.W3:.W9])" office:value-type="percentage" office:value="1" calcext:value-type="percentage">
            <text:p>100.00%</text:p>
          </table:table-cell>
          <table:table-cell table:style-name="ce58" table:formula="of:=[.B10]/[.V10]" office:value-type="float" office:value="7.61177041638235" calcext:value-type="float">
            <text:p>7.61177041638235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Model</text:p>
          </table:table-cell>
          <table:table-cell table:style-name="ce51" table:formula="of:=[.B10]" office:value-type="float" office:value="12984432" calcext:value-type="float">
            <text:p>12984432</text:p>
          </table:table-cell>
          <table:table-cell table:style-name="ce57" table:formula="of:=[.C10]" office:value-type="float" office:value="13159920" calcext:value-type="float">
            <text:p>13159920</text:p>
          </table:table-cell>
          <table:table-cell table:style-name="ce59" office:value-type="float" office:value="19804235" calcext:value-type="float">
            <text:p>19804235</text:p>
          </table:table-cell>
          <table:table-cell/>
          <table:table-cell table:style-name="ce57"/>
          <table:table-cell table:style-name="ce59" office:value-type="float" office:value="19129333" calcext:value-type="float">
            <text:p>19129333</text:p>
          </table:table-cell>
          <table:table-cell/>
          <table:table-cell table:style-name="ce57" table:formula="of:=[.B11]/[.G11]" office:value-type="float" office:value="0.678770765295371" calcext:value-type="float">
            <text:p>0.678770765295371</text:p>
          </table:table-cell>
          <table:table-cell table:style-name="ce59" office:value-type="float" office:value="2394889" calcext:value-type="float">
            <text:p>2394889</text:p>
          </table:table-cell>
          <table:table-cell/>
          <table:table-cell table:style-name="ce57" table:formula="of:=[.B11]/[.J11]" office:value-type="float" office:value="5.42172601736448" calcext:value-type="float">
            <text:p>5.42172601736448</text:p>
          </table:table-cell>
          <table:table-cell table:style-name="ce59" office:value-type="float" office:value="2196100" calcext:value-type="float">
            <text:p>2196100</text:p>
          </table:table-cell>
          <table:table-cell/>
          <table:table-cell table:style-name="ce57" table:formula="of:=[.B11]/[.M11]" office:value-type="float" office:value="5.9124957879878" calcext:value-type="float">
            <text:p>5.9124957879878</text:p>
          </table:table-cell>
          <table:table-cell table:style-name="ce59" office:value-type="float" office:value="1605762" calcext:value-type="float">
            <text:p>1605762</text:p>
          </table:table-cell>
          <table:table-cell/>
          <table:table-cell table:style-name="ce57" table:formula="of:=[.B11]/[.P11]" office:value-type="float" office:value="8.08614975320128" calcext:value-type="float">
            <text:p>8.08614975320128</text:p>
          </table:table-cell>
          <table:table-cell table:style-name="ce59" office:value-type="float" office:value="1435066" calcext:value-type="float">
            <text:p>1435066</text:p>
          </table:table-cell>
          <table:table-cell/>
          <table:table-cell table:style-name="ce57" table:formula="of:=[.B11]/[.S11]" office:value-type="float" office:value="9.04796852548942" calcext:value-type="float">
            <text:p>9.04796852548942</text:p>
          </table:table-cell>
          <table:table-cell table:style-name="ce59" office:value-type="float" office:value="1757703" calcext:value-type="float">
            <text:p>1757703</text:p>
          </table:table-cell>
          <table:table-cell/>
          <table:table-cell table:style-name="ce57" table:formula="of:=[.B11]/[.V11]" office:value-type="float" office:value="7.38715926410776" calcext:value-type="float">
            <text:p>7.38715926410776</text:p>
          </table:table-cell>
          <table:table-cell table:number-columns-repeated="40"/>
        </table:table-row>
        <table:table-row table:style-name="ro2">
          <table:table-cell table:style-name="ce45" office:value-type="string" calcext:value-type="string">
            <text:p>Improvement</text:p>
          </table:table-cell>
          <table:table-cell table:style-name="ce51"/>
          <table:table-cell table:style-name="ce57"/>
          <table:table-cell table:style-name="ce51"/>
          <table:table-cell/>
          <table:table-cell table:style-name="ce57"/>
          <table:table-cell table:style-name="ce51" table:formula="of:=[.D11]/[.G11]" office:value-type="float" office:value="1.03528100012687" calcext:value-type="float">
            <text:p>1.03528100012687</text:p>
          </table:table-cell>
          <table:table-cell/>
          <table:table-cell table:style-name="ce57"/>
          <table:table-cell table:style-name="ce51" table:formula="of:=[.G11]/[.J11]" office:value-type="float" office:value="7.98756560324925" calcext:value-type="float">
            <text:p>7.98756560324925</text:p>
          </table:table-cell>
          <table:table-cell/>
          <table:table-cell table:style-name="ce57"/>
          <table:table-cell table:style-name="ce51" table:formula="of:=[.J11]/[.M11]" office:value-type="float" office:value="1.09051910204453" calcext:value-type="float">
            <text:p>1.09051910204453</text:p>
          </table:table-cell>
          <table:table-cell/>
          <table:table-cell table:style-name="ce57"/>
          <table:table-cell table:style-name="ce51" table:formula="of:=[.M11]/[.P11]" office:value-type="float" office:value="1.36763729618711" calcext:value-type="float">
            <text:p>1.36763729618711</text:p>
          </table:table-cell>
          <table:table-cell/>
          <table:table-cell table:style-name="ce57"/>
          <table:table-cell table:style-name="ce51" table:formula="of:=[.P11]/[.S11]" office:value-type="float" office:value="1.1189464456687" calcext:value-type="float">
            <text:p>1.1189464456687</text:p>
          </table:table-cell>
          <table:table-cell/>
          <table:table-cell table:style-name="ce57"/>
          <table:table-cell table:style-name="ce51" table:formula="of:=[.S11]/[.V11]" office:value-type="float" office:value="0.816443961238048" calcext:value-type="float">
            <text:p>0.816443961238048</text:p>
          </table:table-cell>
          <table:table-cell/>
          <table:table-cell table:style-name="ce57"/>
          <table:table-cell table:number-columns-repeated="40"/>
        </table:table-row>
        <table:table-row table:style-name="ro2">
          <table:table-cell table:style-name="ce44" office:value-type="string" calcext:value-type="string">
            <text:p>Time [ms]</text:p>
          </table:table-cell>
          <table:table-cell table:style-name="ce50"/>
          <table:table-cell table:style-name="ce56"/>
          <table:table-cell table:style-name="ce50" table:formula="of:=[.D11]/[.H18]*1000" office:value-type="float" office:value="396.312976274334" calcext:value-type="float">
            <text:p>396.312976274334</text:p>
          </table:table-cell>
          <table:table-cell table:style-name="ce61"/>
          <table:table-cell table:style-name="ce56"/>
          <table:table-cell table:style-name="ce50" table:formula="of:=[.G11]/[.H18]*1000" office:value-type="float" office:value="382.807156922387" calcext:value-type="float">
            <text:p>382.807156922387</text:p>
          </table:table-cell>
          <table:table-cell table:style-name="ce61"/>
          <table:table-cell table:style-name="ce56"/>
          <table:table-cell table:style-name="ce50" table:formula="of:=[.J11]/[.H18]*1000" office:value-type="float" office:value="47.9253850217725" calcext:value-type="float">
            <text:p>47.9253850217725</text:p>
          </table:table-cell>
          <table:table-cell table:style-name="ce61"/>
          <table:table-cell table:style-name="ce56"/>
          <table:table-cell table:style-name="ce50" table:formula="of:=[.M11]/[.H18]*1000" office:value-type="float" office:value="43.9473136526639" calcext:value-type="float">
            <text:p>43.9473136526639</text:p>
          </table:table-cell>
          <table:table-cell table:style-name="ce61"/>
          <table:table-cell table:style-name="ce56"/>
          <table:table-cell table:style-name="ce50" table:formula="of:=[.P11]/[.H18]*1000" office:value-type="float" office:value="32.1337490394467" calcext:value-type="float">
            <text:p>32.1337490394467</text:p>
          </table:table-cell>
          <table:table-cell table:style-name="ce61"/>
          <table:table-cell table:style-name="ce56"/>
          <table:table-cell table:style-name="ce50" table:formula="of:=[.S11]/[.H18]*1000" office:value-type="float" office:value="28.7178614882172" calcext:value-type="float">
            <text:p>28.7178614882172</text:p>
          </table:table-cell>
          <table:table-cell table:style-name="ce61"/>
          <table:table-cell table:style-name="ce56"/>
          <table:table-cell table:style-name="ce50" table:formula="of:=[.V11]/[.H18]*1000" office:value-type="float" office:value="35.1743204085553" calcext:value-type="float">
            <text:p>35.1743204085553</text:p>
          </table:table-cell>
          <table:table-cell table:style-name="ce61"/>
          <table:table-cell table:style-name="ce56"/>
          <table:table-cell table:number-columns-repeated="4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54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54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3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54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54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54" office:value-type="float" office:value="16626" calcext:value-type="float">
            <text:p>16626</text:p>
          </table:table-cell>
          <table:table-cell office:value-type="float" office:value="0.382" calcext:value-type="float">
            <text:p>0.382</text:p>
          </table:table-cell>
          <table:table-cell table:formula="of:=[.B6]/[.B43]" office:value-type="float" office:value="2.10176831468784" calcext:value-type="float">
            <text:p>2.10176831468784</text:p>
          </table:table-cell>
          <table:table-cell table:formula="of:=[.B42]/[.B43]" office:value-type="float" office:value="7.00204498977505" calcext:value-type="float">
            <text:p>7.0020449897750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9459" calcext:value-type="float">
            <text:p>9459</text:p>
          </table:table-cell>
          <table:table-cell office:value-type="float" office:value="0.856" calcext:value-type="float">
            <text:p>0.856</text:p>
          </table:table-cell>
          <table:table-cell table:formula="of:=[.B6]/[.B44]" office:value-type="float" office:value="3.69425943545829" calcext:value-type="float">
            <text:p>3.69425943545829</text:p>
          </table:table-cell>
          <table:table-cell table:formula="of:=[.B43]/[.B44]" office:value-type="float" office:value="1.75769108785284" calcext:value-type="float">
            <text:p>1.7576910878528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54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59"/>
        </table:table-row>
        <table:table-row table:style-name="ro2">
          <table:table-cell table:style-name="ce48" office:value-type="string" calcext:value-type="string">
            <text:p>Parallel</text:p>
          </table:table-cell>
          <table:table-cell table:style-name="ce54" office:value-type="float" office:value="17622" calcext:value-type="float">
            <text:p>17622</text:p>
          </table:table-cell>
          <table:table-cell office:value-type="float" office:value="0.726" calcext:value-type="float">
            <text:p>0.726</text:p>
          </table:table-cell>
          <table:table-cell table:formula="of:=[.B8]/[.B55]" office:value-type="float" office:value="2.09919418908183" calcext:value-type="float">
            <text:p>2.09919418908183</text:p>
          </table:table-cell>
          <table:table-cell table:formula="of:=[.B54]/[.B55]" office:value-type="float" office:value="6.79735557825445" calcext:value-type="float">
            <text:p>6.7973555782544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6]" office:value-type="float" office:value="0.314242511765405" calcext:value-type="float">
            <text:p>0.314242511765405</text:p>
          </table:table-cell>
          <table:table-cell table:formula="of:=[.B55]/[.B56]" office:value-type="float" office:value="0.149696732870079" calcext:value-type="float">
            <text:p>0.14969673287007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aive</text:p>
          </table:table-cell>
          <table:table-cell table:style-name="ce53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th Division</text:p>
          </table:table-cell>
          <table:table-cell table:style-name="ce53" office:value-type="float" office:value="2152245" calcext:value-type="float">
            <text:p>2152245</text:p>
          </table:table-cell>
          <table:table-cell office:value-type="float" office:value="0.659" calcext:value-type="float">
            <text:p>0.659</text:p>
          </table:table-cell>
          <table:table-cell table:formula="of:=([.B3]+[.B5])/[.B66]" office:value-type="float" office:value="5.99904193063522" calcext:value-type="float">
            <text:p>5.99904193063522</text:p>
          </table:table-cell>
          <table:table-cell table:formula="of:=([.B21]+[.B28]+[.B36])/[.B66]" office:value-type="float" office:value="1.09268972630904" calcext:value-type="float">
            <text:p>1.092689726309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54" office:value-type="float" office:value="1558393" calcext:value-type="float">
            <text:p>1558393</text:p>
          </table:table-cell>
          <table:table-cell office:value-type="float" office:value="0.899" calcext:value-type="float">
            <text:p>0.899</text:p>
          </table:table-cell>
          <table:table-cell table:formula="of:=([.B3]+[.B5])/[.B67]" office:value-type="float" office:value="8.28507828256415" calcext:value-type="float">
            <text:p>8.28507828256415</text:p>
          </table:table-cell>
          <table:table-cell table:formula="of:=[.B66]/[.B67]" office:value-type="float" office:value="1.38106690674304" calcext:value-type="float">
            <text:p>1.3810669067430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54" office:value-type="float" office:value="1569387" calcext:value-type="float">
            <text:p>1569387</text:p>
          </table:table-cell>
          <table:table-cell office:value-type="float" office:value="0.888" calcext:value-type="float">
            <text:p>0.888</text:p>
          </table:table-cell>
          <table:table-cell table:formula="of:=([.B3]+[.B5])/[.B68]" office:value-type="float" office:value="8.22703896489521" calcext:value-type="float">
            <text:p>8.22703896489521</text:p>
          </table:table-cell>
          <table:table-cell table:formula="of:=[.B67]/[.B68]" office:value-type="float" office:value="0.992994717045572" calcext:value-type="float">
            <text:p>0.99299471704557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54" office:value-type="float" office:value="1407605" calcext:value-type="float">
            <text:p>1407605</text:p>
          </table:table-cell>
          <table:table-cell office:value-type="float" office:value="0.835" calcext:value-type="float">
            <text:p>0.835</text:p>
          </table:table-cell>
          <table:table-cell table:formula="of:=([.B3]+[.B5])/[.B69]" office:value-type="float" office:value="9.17260737209658" calcext:value-type="float">
            <text:p>9.17260737209658</text:p>
          </table:table-cell>
          <table:table-cell table:formula="of:=[.B67]/[.B69]" office:value-type="float" office:value="1.1071238024872" calcext:value-type="float">
            <text:p>1.1071238024872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4" table:default-cell-style-name="ce69"/>
        <table:table-column table:style-name="co2" table:number-columns-repeated="60" table:default-cell-style-name="ce69"/>
        <table:table-row table:style-name="ro1">
          <table:table-cell table:style-name="ce65" office:value-type="string" calcext:value-type="string">
            <text:p>GVSOC</text:p>
          </table:table-cell>
          <table:table-cell table:style-name="ce70" office:value-type="string" calcext:value-type="string">
            <text:p>MACs</text:p>
          </table:table-cell>
          <table:table-cell table:style-name="ce76"/>
          <table:table-cell table:style-name="ce70" office:value-type="string" calcext:value-type="string">
            <text:p>Naive</text:p>
          </table:table-cell>
          <table:table-cell table:style-name="ce81"/>
          <table:table-cell table:style-name="ce76"/>
          <table:table-cell table:style-name="ce70" office:value-type="string" calcext:value-type="string">
            <text:p>Flipped Layers</text:p>
          </table:table-cell>
          <table:table-cell table:style-name="ce81"/>
          <table:table-cell table:style-name="ce76"/>
          <table:table-cell table:style-name="ce70" office:value-type="string" calcext:value-type="string">
            <text:p>Optimized</text:p>
          </table:table-cell>
          <table:table-cell table:style-name="ce81"/>
          <table:table-cell table:style-name="ce76"/>
          <table:table-cell table:style-name="ce70" office:value-type="string" calcext:value-type="string">
            <text:p>Merged Layer 1 and 2</text:p>
          </table:table-cell>
          <table:table-cell table:style-name="ce85"/>
          <table:table-cell table:style-name="ce79"/>
          <table:table-cell table:style-name="ce70" office:value-type="string" calcext:value-type="string">
            <text:p>merged Layer 1 and 2 without div</text:p>
          </table:table-cell>
          <table:table-cell table:style-name="ce85"/>
          <table:table-cell table:style-name="ce79"/>
          <table:table-cell table:style-name="ce70" office:value-type="string" calcext:value-type="string">
            <text:p>Duplicate Input Featuremap</text:p>
          </table:table-cell>
          <table:table-cell table:style-name="ce85"/>
          <table:table-cell table:style-name="ce79"/>
          <table:table-cell table:style-name="ce70" office:value-type="string" calcext:value-type="string">
            <text:p>Ideal Bitshift instead of division</text:p>
          </table:table-cell>
          <table:table-cell table:style-name="ce85"/>
          <table:table-cell table:style-name="ce79"/>
          <table:table-cell table:number-columns-repeated="40"/>
        </table:table-row>
        <table:table-row table:style-name="ro2">
          <table:table-cell table:style-name="ce66"/>
          <table:table-cell table:style-name="ce71" office:value-type="string" calcext:value-type="string">
            <text:p>Ideal</text:p>
          </table:table-cell>
          <table:table-cell table:style-name="ce77" office:value-type="string" calcext:value-type="string">
            <text:p>Program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style-name="ce71" office:value-type="string" calcext:value-type="string">
            <text:p>Cycles</text:p>
          </table:table-cell>
          <table:table-cell table:style-name="ce82" office:value-type="string" calcext:value-type="string">
            <text:p>Percentage</text:p>
          </table:table-cell>
          <table:table-cell table:style-name="ce77" office:value-type="string" calcext:value-type="string">
            <text:p>MAC/C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</text:p>
          </table:table-cell>
          <table:table-cell table:style-name="ce72" table:formula="of:=((1125-63)*64+(63*64-31*32))*22*8" office:value-type="float" office:value="12497408" calcext:value-type="float">
            <text:p>12497408</text:p>
          </table:table-cell>
          <table:table-cell table:style-name="ce78" table:formula="of:=1125*64*22*8" office:value-type="float" office:value="12672000" calcext:value-type="float">
            <text:p>12672000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D3]/[.D10]" office:value-type="percentage" office:value="0.860168346330856" calcext:value-type="percentage">
            <text:p>86.02%</text:p>
          </table:table-cell>
          <table:table-cell table:style-name="ce78" table:formula="of:=[.B3]/[.D3]" office:value-type="float" office:value="0.90685922966721" calcext:value-type="float">
            <text:p>0.90685922966721</text:p>
          </table:table-cell>
          <table:table-cell table:style-name="ce80" table:formula="of:=[.B18]" office:value-type="float" office:value="13780979" calcext:value-type="float">
            <text:p>13780979</text:p>
          </table:table-cell>
          <table:table-cell table:style-name="ce83" table:formula="of:=[.G3]/[.G10]" office:value-type="percentage" office:value="0.886351674857334" calcext:value-type="percentage">
            <text:p>88.64%</text:p>
          </table:table-cell>
          <table:table-cell table:style-name="ce78" table:formula="of:=[.B3]/[.G3]" office:value-type="float" office:value="0.90685922966721" calcext:value-type="float">
            <text:p>0.90685922966721</text:p>
          </table:table-cell>
          <table:table-cell table:style-name="ce80" table:formula="of:=[.B21]" office:value-type="float" office:value="1538562" calcext:value-type="float">
            <text:p>1538562</text:p>
          </table:table-cell>
          <table:table-cell table:style-name="ce83" table:formula="of:=[.J3]/[.J10]" office:value-type="percentage" office:value="0.829298135353681" calcext:value-type="percentage">
            <text:p>82.93%</text:p>
          </table:table-cell>
          <table:table-cell table:style-name="ce78" table:formula="of:=[.B3]/[.J3]" office:value-type="float" office:value="8.12278478215373" calcext:value-type="float">
            <text:p>8.12278478215373</text:p>
          </table:table-cell>
          <table:table-cell table:style-name="ce80" table:formula="of:=[.B66]" office:value-type="float" office:value="1595651" calcext:value-type="float">
            <text:p>1595651</text:p>
          </table:table-cell>
          <table:table-cell table:style-name="ce83" table:formula="of:=[.M3]/[.M10]" office:value-type="percentage" office:value="0.978818903433977" calcext:value-type="percentage">
            <text:p>97.88%</text:p>
          </table:table-cell>
          <table:table-cell table:style-name="ce78" table:formula="of:=([.B3]+[.B5])/[.M3]" office:value-type="float" office:value="8.09162404560897" calcext:value-type="float">
            <text:p>8.09162404560897</text:p>
          </table:table-cell>
          <table:table-cell table:style-name="ce80" table:formula="of:=[.B67]" office:value-type="float" office:value="1422180" calcext:value-type="float">
            <text:p>1422180</text:p>
          </table:table-cell>
          <table:table-cell table:style-name="ce83" table:formula="of:=[.P3]/[.P10]" office:value-type="percentage" office:value="0.976296569870853" calcext:value-type="percentage">
            <text:p>97.63%</text:p>
          </table:table-cell>
          <table:table-cell table:style-name="ce78" table:formula="of:=([.B3]+[.B5])/[.P3]" office:value-type="float" office:value="9.07860327103461" calcext:value-type="float">
            <text:p>9.07860327103461</text:p>
          </table:table-cell>
          <table:table-cell table:style-name="ce80" table:formula="of:=[.B69]" office:value-type="float" office:value="1216740" calcext:value-type="float">
            <text:p>1216740</text:p>
          </table:table-cell>
          <table:table-cell table:style-name="ce83" table:formula="of:=[.S3]/[.S10]" office:value-type="percentage" office:value="0.973936625360902" calcext:value-type="percentage">
            <text:p>97.39%</text:p>
          </table:table-cell>
          <table:table-cell table:style-name="ce78" table:formula="of:=([.B3]+[.B5])/[.S3]" office:value-type="float" office:value="10.6114765685356" calcext:value-type="float">
            <text:p>10.6114765685356</text:p>
          </table:table-cell>
          <table:table-cell table:style-name="ce80" table:formula="of:=[.B68]" office:value-type="float" office:value="1423638" calcext:value-type="float">
            <text:p>1423638</text:p>
          </table:table-cell>
          <table:table-cell table:style-name="ce83" table:formula="of:=[.V3]/[.V10]" office:value-type="percentage" office:value="0.977639731932243" calcext:value-type="percentage">
            <text:p>97.76%</text:p>
          </table:table-cell>
          <table:table-cell table:style-name="ce78" table:formula="of:=([.B3]+[.B5])/[.V3]" office:value-type="float" office:value="9.06930553975098" calcext:value-type="float">
            <text:p>9.06930553975098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1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27]" office:value-type="float" office:value="517664" calcext:value-type="float">
            <text:p>517664</text:p>
          </table:table-cell>
          <table:table-cell table:style-name="ce83" table:formula="of:=[.G4]/[.G10]" office:value-type="percentage" office:value="0.0332946123358396" calcext:value-type="percentage">
            <text:p>3.33%</text:p>
          </table:table-cell>
          <table:table-cell table:style-name="ce78"/>
          <table:table-cell table:style-name="ce80" table:formula="of:=[.B28]" office:value-type="float" office:value="117307" calcext:value-type="float">
            <text:p>117307</text:p>
          </table:table-cell>
          <table:table-cell table:style-name="ce83" table:formula="of:=[.J4]/[.J10]" office:value-type="percentage" office:value="0.0632294807514642" calcext:value-type="percentage">
            <text:p>6.32%</text:p>
          </table:table-cell>
          <table:table-cell table:style-name="ce78"/>
          <table:table-cell table:style-name="ce80"/>
          <table:table-cell table:style-name="ce83" table:formula="of:=[.M4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4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4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4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2</text:p>
          </table:table-cell>
          <table:table-cell table:style-name="ce72" table:formula="of:=22*1125*16+16*1125" office:value-type="float" office:value="414000" calcext:value-type="float">
            <text:p>414000</text:p>
          </table:table-cell>
          <table:table-cell table:style-name="ce78" table:formula="of:=[.B5]" office:value-type="float" office:value="414000" calcext:value-type="float">
            <text:p>414000</text:p>
          </table:table-cell>
          <table:table-cell table:style-name="ce80" table:formula="of:=[.B33]" office:value-type="float" office:value="1965883" calcext:value-type="float">
            <text:p>1965883</text:p>
          </table:table-cell>
          <table:table-cell table:style-name="ce83" table:formula="of:=[.D5]/[.D10]" office:value-type="percentage" office:value="0.122704659022406" calcext:value-type="percentage">
            <text:p>12.27%</text:p>
          </table:table-cell>
          <table:table-cell table:style-name="ce78" table:formula="of:=[.B5]/[.D5]" office:value-type="float" office:value="0.210592390289758" calcext:value-type="float">
            <text:p>0.210592390289758</text:p>
          </table:table-cell>
          <table:table-cell table:style-name="ce80" table:formula="of:=[.B34]" office:value-type="float" office:value="1054234" calcext:value-type="float">
            <text:p>1054234</text:p>
          </table:table-cell>
          <table:table-cell table:style-name="ce83" table:formula="of:=[.G5]/[.G10]" office:value-type="percentage" office:value="0.067805202488992" calcext:value-type="percentage">
            <text:p>6.78%</text:p>
          </table:table-cell>
          <table:table-cell table:style-name="ce78" table:formula="of:=[.B5]/[.G5]" office:value-type="float" office:value="0.39270218945699" calcext:value-type="float">
            <text:p>0.39270218945699</text:p>
          </table:table-cell>
          <table:table-cell table:style-name="ce80" table:formula="of:=[.B36]" office:value-type="float" office:value="164847" calcext:value-type="float">
            <text:p>164847</text:p>
          </table:table-cell>
          <table:table-cell table:style-name="ce83" table:formula="of:=[.J5]/[.J10]" office:value-type="percentage" office:value="0.0888539491542416" calcext:value-type="percentage">
            <text:p>8.89%</text:p>
          </table:table-cell>
          <table:table-cell table:style-name="ce78" table:formula="of:=[.B5]/[.J5]" office:value-type="float" office:value="2.51141968006697" calcext:value-type="float">
            <text:p>2.51141968006697</text:p>
          </table:table-cell>
          <table:table-cell table:style-name="ce80"/>
          <table:table-cell table:style-name="ce83" table:formula="of:=[.M5]/[.M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P5]/[.P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S5]/[.S10]" office:value-type="percentage" office:value="0" calcext:value-type="percentage">
            <text:p>0.00%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83" table:formula="of:=[.V5]/[.V10]" office:value-type="percentage" office:value="0" calcext:value-type="percentage">
            <text:p>0.00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3</text:p>
          </table:table-cell>
          <table:table-cell table:style-name="ce72" table:formula="of:=((140-15)*16+(15*16-7*8))*16" office:value-type="float" office:value="34944" calcext:value-type="float">
            <text:p>34944</text:p>
          </table:table-cell>
          <table:table-cell table:style-name="ce78" table:formula="of:=140*16*16" office:value-type="float" office:value="35840" calcext:value-type="float">
            <text:p>35840</text:p>
          </table:table-cell>
          <table:table-cell table:style-name="ce80" table:formula="of:=[.B42]" office:value-type="float" office:value="72186" calcext:value-type="float">
            <text:p>72186</text:p>
          </table:table-cell>
          <table:table-cell table:style-name="ce83" table:formula="of:=[.D6]/[.D10]" office:value-type="percentage" office:value="0.00450563869578781" calcext:value-type="percentage">
            <text:p>0.45%</text:p>
          </table:table-cell>
          <table:table-cell table:style-name="ce78" table:formula="of:=[.B6]/[.D6]" office:value-type="float" office:value="0.484082786135816" calcext:value-type="float">
            <text:p>0.484082786135816</text:p>
          </table:table-cell>
          <table:table-cell table:style-name="ce80" table:formula="of:=[.D6]" office:value-type="float" office:value="72186" calcext:value-type="float">
            <text:p>72186</text:p>
          </table:table-cell>
          <table:table-cell table:style-name="ce83" table:formula="of:=[.G6]/[.G10]" office:value-type="percentage" office:value="0.00464278931135818" calcext:value-type="percentage">
            <text:p>0.46%</text:p>
          </table:table-cell>
          <table:table-cell table:style-name="ce78" table:formula="of:=[.B6]/[.G6]" office:value-type="float" office:value="0.484082786135816" calcext:value-type="float">
            <text:p>0.484082786135816</text:p>
          </table:table-cell>
          <table:table-cell table:style-name="ce80" table:formula="of:=[.B43]" office:value-type="float" office:value="9910" calcext:value-type="float">
            <text:p>9910</text:p>
          </table:table-cell>
          <table:table-cell table:style-name="ce83" table:formula="of:=[.J6]/[.J10]" office:value-type="percentage" office:value="0.00534157513402449" calcext:value-type="percentage">
            <text:p>0.53%</text:p>
          </table:table-cell>
          <table:table-cell table:style-name="ce78" table:formula="of:=[.B6]/[.J6]" office:value-type="float" office:value="3.52613521695257" calcext:value-type="float">
            <text:p>3.52613521695257</text:p>
          </table:table-cell>
          <table:table-cell table:style-name="ce80" table:formula="of:=[.J6]" office:value-type="float" office:value="9910" calcext:value-type="float">
            <text:p>9910</text:p>
          </table:table-cell>
          <table:table-cell table:style-name="ce83" table:formula="of:=[.M6]/[.M10]" office:value-type="percentage" office:value="0.00607908329141567" calcext:value-type="percentage">
            <text:p>0.61%</text:p>
          </table:table-cell>
          <table:table-cell table:style-name="ce78" table:formula="of:=[.B6]/[.M6]" office:value-type="float" office:value="3.52613521695257" calcext:value-type="float">
            <text:p>3.52613521695257</text:p>
          </table:table-cell>
          <table:table-cell table:style-name="ce80" table:formula="of:=[.M6]" office:value-type="float" office:value="9910" calcext:value-type="float">
            <text:p>9910</text:p>
          </table:table-cell>
          <table:table-cell table:style-name="ce83" table:formula="of:=[.P6]/[.P10]" office:value-type="percentage" office:value="0.00680300595383155" calcext:value-type="percentage">
            <text:p>0.68%</text:p>
          </table:table-cell>
          <table:table-cell table:style-name="ce78" table:formula="of:=[.B6]/[.P6]" office:value-type="float" office:value="3.52613521695257" calcext:value-type="float">
            <text:p>3.52613521695257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S6]/[.S10]" office:value-type="percentage" office:value="0.00635715492103184" calcext:value-type="percentage">
            <text:p>0.64%</text:p>
          </table:table-cell>
          <table:table-cell table:style-name="ce78" table:formula="of:=[.B6]/[.S6]" office:value-type="float" office:value="4.39989926970536" calcext:value-type="float">
            <text:p>4.39989926970536</text:p>
          </table:table-cell>
          <table:table-cell table:style-name="ce80" table:formula="of:=[.B44]" office:value-type="float" office:value="7942" calcext:value-type="float">
            <text:p>7942</text:p>
          </table:table-cell>
          <table:table-cell table:style-name="ce83" table:formula="of:=[.V6]/[.V10]" office:value-type="percentage" office:value="0.00545392490998826" calcext:value-type="percentage">
            <text:p>0.55%</text:p>
          </table:table-cell>
          <table:table-cell table:style-name="ce78" table:formula="of:=[.B6]/[.V6]" office:value-type="float" office:value="4.39989926970536" calcext:value-type="float">
            <text:p>4.39989926970536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3 flip</text:p>
          </table:table-cell>
          <table:table-cell table:style-name="ce7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0"/>
          <table:table-cell table:style-name="ce83"/>
          <table:table-cell table:style-name="ce78"/>
          <table:table-cell table:style-name="ce80" table:formula="of:=[.B48]" office:value-type="float" office:value="5550" calcext:value-type="float">
            <text:p>5550</text:p>
          </table:table-cell>
          <table:table-cell table:style-name="ce83" table:formula="of:=[.G7]/[.G10]" office:value-type="percentage" office:value="0.000356959530629733" calcext:value-type="percentage">
            <text:p>0.04%</text:p>
          </table:table-cell>
          <table:table-cell table:style-name="ce78"/>
          <table:table-cell table:style-name="ce80" table:formula="of:=[.G7]" office:value-type="float" office:value="5550" calcext:value-type="float">
            <text:p>5550</text:p>
          </table:table-cell>
          <table:table-cell table:style-name="ce83" table:formula="of:=[.J7]/[.J10]" office:value-type="percentage" office:value="0.00299149767849" calcext:value-type="percentage">
            <text:p>0.30%</text:p>
          </table:table-cell>
          <table:table-cell table:style-name="ce78"/>
          <table:table-cell table:style-name="ce80" table:formula="of:=[.J7]" office:value-type="float" office:value="5550" calcext:value-type="float">
            <text:p>5550</text:p>
          </table:table-cell>
          <table:table-cell table:style-name="ce83" table:formula="of:=[.M7]/[.M10]" office:value-type="percentage" office:value="0.00340453201486952" calcext:value-type="percentage">
            <text:p>0.34%</text:p>
          </table:table-cell>
          <table:table-cell table:style-name="ce78"/>
          <table:table-cell table:style-name="ce80" table:formula="of:=[.M7]" office:value-type="float" office:value="5550" calcext:value-type="float">
            <text:p>5550</text:p>
          </table:table-cell>
          <table:table-cell table:style-name="ce83" table:formula="of:=[.P7]/[.P10]" office:value-type="percentage" office:value="0.00380995792570788" calcext:value-type="percentage">
            <text:p>0.38%</text:p>
          </table:table-cell>
          <table:table-cell table:style-name="ce78"/>
          <table:table-cell table:style-name="ce80" table:formula="of:=[.P7]" office:value-type="float" office:value="5550" calcext:value-type="float">
            <text:p>5550</text:p>
          </table:table-cell>
          <table:table-cell table:style-name="ce83" table:formula="of:=[.S7]/[.S10]" office:value-type="percentage" office:value="0.00444248423718543" calcext:value-type="percentage">
            <text:p>0.44%</text:p>
          </table:table-cell>
          <table:table-cell table:style-name="ce78"/>
          <table:table-cell table:style-name="ce80" table:formula="of:=[.S7]" office:value-type="float" office:value="5550" calcext:value-type="float">
            <text:p>5550</text:p>
          </table:table-cell>
          <table:table-cell table:style-name="ce83" table:formula="of:=[.V7]/[.V10]" office:value-type="percentage" office:value="0.00381129227530029" calcext:value-type="percentage">
            <text:p>0.38%</text:p>
          </table:table-cell>
          <table:table-cell table:style-name="ce78"/>
          <table:table-cell table:number-columns-repeated="40"/>
        </table:table-row>
        <table:table-row table:style-name="ro2">
          <table:table-cell table:style-name="ce67" office:value-type="string" calcext:value-type="string">
            <text:p>L4</text:p>
          </table:table-cell>
          <table:table-cell table:style-name="ce72" table:formula="of:=(17*8)*16*16+(17*8)*16" office:value-type="float" office:value="36992" calcext:value-type="float">
            <text:p>36992</text:p>
          </table:table-cell>
          <table:table-cell table:style-name="ce78" table:formula="of:=[.B8]" office:value-type="float" office:value="36992" calcext:value-type="float">
            <text:p>36992</text:p>
          </table:table-cell>
          <table:table-cell table:style-name="ce80" table:formula="of:=[.B53]" office:value-type="float" office:value="199253" calcext:value-type="float">
            <text:p>199253</text:p>
          </table:table-cell>
          <table:table-cell table:style-name="ce83" table:formula="of:=[.D8]/[.D10]" office:value-type="percentage" office:value="0.0124367886716511" calcext:value-type="percentage">
            <text:p>1.24%</text:p>
          </table:table-cell>
          <table:table-cell table:style-name="ce78" table:formula="of:=[.B8]/[.D8]" office:value-type="float" office:value="0.185653415506918" calcext:value-type="float">
            <text:p>0.185653415506918</text:p>
          </table:table-cell>
          <table:table-cell table:style-name="ce80" table:formula="of:=[.B54]" office:value-type="float" office:value="114411" calcext:value-type="float">
            <text:p>114411</text:p>
          </table:table-cell>
          <table:table-cell table:style-name="ce83" table:formula="of:=[.G8]/[.G10]" office:value-type="percentage" office:value="0.00735857601060871" calcext:value-type="percentage">
            <text:p>0.74%</text:p>
          </table:table-cell>
          <table:table-cell table:style-name="ce78" table:formula="of:=[.B8]/[.G8]" office:value-type="float" office:value="0.323325554361032" calcext:value-type="float">
            <text:p>0.323325554361032</text:p>
          </table:table-cell>
          <table:table-cell table:style-name="ce80" table:formula="of:=[.B55]" office:value-type="float" office:value="16125" calcext:value-type="float">
            <text:p>16125</text:p>
          </table:table-cell>
          <table:table-cell table:style-name="ce83" table:formula="of:=[.J8]/[.J10]" office:value-type="percentage" office:value="0.00869151352534257" calcext:value-type="percentage">
            <text:p>0.87%</text:p>
          </table:table-cell>
          <table:table-cell table:style-name="ce78" table:formula="of:=[.B8]/[.J8]" office:value-type="float" office:value="2.29407751937984" calcext:value-type="float">
            <text:p>2.29407751937984</text:p>
          </table:table-cell>
          <table:table-cell table:style-name="ce80" table:formula="of:=[.J8]" office:value-type="float" office:value="16125" calcext:value-type="float">
            <text:p>16125</text:p>
          </table:table-cell>
          <table:table-cell table:style-name="ce83" table:formula="of:=[.M8]/[.M10]" office:value-type="percentage" office:value="0.00989154571887767" calcext:value-type="percentage">
            <text:p>0.99%</text:p>
          </table:table-cell>
          <table:table-cell table:style-name="ce78" table:formula="of:=[.B8]/[.M8]" office:value-type="float" office:value="2.29407751937984" calcext:value-type="float">
            <text:p>2.29407751937984</text:p>
          </table:table-cell>
          <table:table-cell table:style-name="ce80" table:formula="of:=[.M8]" office:value-type="float" office:value="16125" calcext:value-type="float">
            <text:p>16125</text:p>
          </table:table-cell>
          <table:table-cell table:style-name="ce83" table:formula="of:=[.P8]/[.P10]" office:value-type="percentage" office:value="0.0110694723517188" calcext:value-type="percentage">
            <text:p>1.11%</text:p>
          </table:table-cell>
          <table:table-cell table:style-name="ce78" table:formula="of:=[.B8]/[.P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S8]/[.S10]" office:value-type="percentage" office:value="0.0129072177161469" calcext:value-type="percentage">
            <text:p>1.29%</text:p>
          </table:table-cell>
          <table:table-cell table:style-name="ce78" table:formula="of:=[.B8]/[.S8]" office:value-type="float" office:value="2.29407751937984" calcext:value-type="float">
            <text:p>2.29407751937984</text:p>
          </table:table-cell>
          <table:table-cell table:style-name="ce80" table:formula="of:=[.P8]" office:value-type="float" office:value="16125" calcext:value-type="float">
            <text:p>16125</text:p>
          </table:table-cell>
          <table:table-cell table:style-name="ce83" table:formula="of:=[.V8]/[.V10]" office:value-type="percentage" office:value="0.0110733491782373" calcext:value-type="percentage">
            <text:p>1.11%</text:p>
          </table:table-cell>
          <table:table-cell table:style-name="ce78" table:formula="of:=[.B8]/[.V8]" office:value-type="float" office:value="2.29407751937984" calcext:value-type="float">
            <text:p>2.29407751937984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L5</text:p>
          </table:table-cell>
          <table:table-cell table:style-name="ce72" table:formula="of:=17*16*4" office:value-type="float" office:value="1088" calcext:value-type="float">
            <text:p>1088</text:p>
          </table:table-cell>
          <table:table-cell table:style-name="ce78" table:formula="of:=[.B9]" office:value-type="float" office:value="1088" calcext:value-type="float">
            <text:p>1088</text:p>
          </table:table-cell>
          <table:table-cell table:style-name="ce80" table:formula="of:=[.B60]" office:value-type="float" office:value="2957" calcext:value-type="float">
            <text:p>2957</text:p>
          </table:table-cell>
          <table:table-cell table:style-name="ce83" table:formula="of:=[.D9]/[.D10]" office:value-type="percentage" office:value="0.000184567279298542" calcext:value-type="percentage">
            <text:p>0.02%</text:p>
          </table:table-cell>
          <table:table-cell table:style-name="ce78" table:formula="of:=[.B9]/[.D9]" office:value-type="float" office:value="0.367940480216436" calcext:value-type="float">
            <text:p>0.367940480216436</text:p>
          </table:table-cell>
          <table:table-cell table:style-name="ce80" table:formula="of:=[.D9]" office:value-type="float" office:value="2957" calcext:value-type="float">
            <text:p>2957</text:p>
          </table:table-cell>
          <table:table-cell table:style-name="ce83" table:formula="of:=[.G9]/[.G10]" office:value-type="percentage" office:value="0.00019018546523822" calcext:value-type="percentage">
            <text:p>0.02%</text:p>
          </table:table-cell>
          <table:table-cell table:style-name="ce78" table:formula="of:=[.B9]/[.G9]" office:value-type="float" office:value="0.367940480216436" calcext:value-type="float">
            <text:p>0.367940480216436</text:p>
          </table:table-cell>
          <table:table-cell table:style-name="ce80" table:formula="of:=[.G9]" office:value-type="float" office:value="2957" calcext:value-type="float">
            <text:p>2957</text:p>
          </table:table-cell>
          <table:table-cell table:style-name="ce83" table:formula="of:=[.J9]/[.J10]" office:value-type="percentage" office:value="0.00159384840275584" calcext:value-type="percentage">
            <text:p>0.16%</text:p>
          </table:table-cell>
          <table:table-cell table:style-name="ce78" table:formula="of:=[.B9]/[.J9]" office:value-type="float" office:value="0.367940480216436" calcext:value-type="float">
            <text:p>0.367940480216436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M9]/[.M10]" office:value-type="percentage" office:value="0.00180593554086052" calcext:value-type="percentage">
            <text:p>0.18%</text:p>
          </table:table-cell>
          <table:table-cell table:style-name="ce78" table:formula="of:=[.B9]/[.M9]" office:value-type="float" office:value="0.369565217391304" calcext:value-type="float">
            <text:p>0.369565217391304</text:p>
          </table:table-cell>
          <table:table-cell table:style-name="ce80" table:formula="of:=[.M9]" office:value-type="float" office:value="2944" calcext:value-type="float">
            <text:p>2944</text:p>
          </table:table-cell>
          <table:table-cell table:style-name="ce83" table:formula="of:=[.P9]/[.P10]" office:value-type="percentage" office:value="0.00202099389788901" calcext:value-type="percentage">
            <text:p>0.20%</text:p>
          </table:table-cell>
          <table:table-cell table:style-name="ce78" table:formula="of:=[.B9]/[.P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S9]/[.S10]" office:value-type="percentage" office:value="0.00235651776473404" calcext:value-type="percentage">
            <text:p>0.24%</text:p>
          </table:table-cell>
          <table:table-cell table:style-name="ce78" table:formula="of:=[.B9]/[.S9]" office:value-type="float" office:value="0.369565217391304" calcext:value-type="float">
            <text:p>0.369565217391304</text:p>
          </table:table-cell>
          <table:table-cell table:style-name="ce80" table:formula="of:=[.B61]" office:value-type="float" office:value="2944" calcext:value-type="float">
            <text:p>2944</text:p>
          </table:table-cell>
          <table:table-cell table:style-name="ce83" table:formula="of:=[.V9]/[.V10]" office:value-type="percentage" office:value="0.00202170170423136" calcext:value-type="percentage">
            <text:p>0.20%</text:p>
          </table:table-cell>
          <table:table-cell table:style-name="ce78" table:formula="of:=[.B9]/[.V9]" office:value-type="float" office:value="0.369565217391304" calcext:value-type="float">
            <text:p>0.369565217391304</text:p>
          </table:table-cell>
          <table:table-cell table:number-columns-repeated="40"/>
        </table:table-row>
        <table:table-row table:style-name="ro2">
          <table:table-cell table:style-name="ce68" office:value-type="string" calcext:value-type="string">
            <text:p>All</text:p>
          </table:table-cell>
          <table:table-cell table:style-name="ce73" table:formula="of:=+SUM([.B3:.B9])" office:value-type="float" office:value="12984432" calcext:value-type="float">
            <text:p>12984432</text:p>
          </table:table-cell>
          <table:table-cell table:style-name="ce79" table:formula="of:=+SUM([.C3:.C9])" office:value-type="float" office:value="13159920" calcext:value-type="float">
            <text:p>13159920</text:p>
          </table:table-cell>
          <table:table-cell table:style-name="ce73" table:formula="of:=+SUM([.D3:.D9])" office:value-type="float" office:value="16021258" calcext:value-type="float">
            <text:p>16021258</text:p>
          </table:table-cell>
          <table:table-cell table:style-name="ce84" table:formula="of:=+SUM([.E3:.E9])" office:value-type="percentage" office:value="1" calcext:value-type="percentage">
            <text:p>100.00%</text:p>
          </table:table-cell>
          <table:table-cell table:style-name="ce79"/>
          <table:table-cell table:style-name="ce73" table:formula="of:=+SUM([.G3:.G9])" office:value-type="float" office:value="15547981" calcext:value-type="float">
            <text:p>15547981</text:p>
          </table:table-cell>
          <table:table-cell table:style-name="ce84" table:formula="of:=+SUM([.H3:.H9])" office:value-type="percentage" office:value="1" calcext:value-type="percentage">
            <text:p>100.00%</text:p>
          </table:table-cell>
          <table:table-cell table:style-name="ce79" table:formula="of:=[.B10]/[.G10]" office:value-type="float" office:value="0.835120135533996" calcext:value-type="float">
            <text:p>0.835120135533996</text:p>
          </table:table-cell>
          <table:table-cell table:style-name="ce73" table:formula="of:=+SUM([.J3:.J9])" office:value-type="float" office:value="1855258" calcext:value-type="float">
            <text:p>1855258</text:p>
          </table:table-cell>
          <table:table-cell table:style-name="ce84" table:formula="of:=+SUM([.K3:.K9])" office:value-type="percentage" office:value="1" calcext:value-type="percentage">
            <text:p>100.00%</text:p>
          </table:table-cell>
          <table:table-cell table:style-name="ce79" table:formula="of:=[.B10]/[.J10]" office:value-type="float" office:value="6.99872039360563" calcext:value-type="float">
            <text:p>6.99872039360563</text:p>
          </table:table-cell>
          <table:table-cell table:style-name="ce73" table:formula="of:=SUM([.M3:.M9])" office:value-type="float" office:value="1630180" calcext:value-type="float">
            <text:p>1630180</text:p>
          </table:table-cell>
          <table:table-cell table:style-name="ce84" table:formula="of:=SUM([.N3:.N9])" office:value-type="percentage" office:value="1" calcext:value-type="percentage">
            <text:p>100.00%</text:p>
          </table:table-cell>
          <table:table-cell table:style-name="ce79" table:formula="of:=[.B10]/[.M10]" office:value-type="float" office:value="7.96502962862997" calcext:value-type="float">
            <text:p>7.96502962862997</text:p>
          </table:table-cell>
          <table:table-cell table:style-name="ce73" table:formula="of:=SUM([.P3:.P9])" office:value-type="float" office:value="1456709" calcext:value-type="float">
            <text:p>1456709</text:p>
          </table:table-cell>
          <table:table-cell table:style-name="ce84" table:formula="of:=SUM([.Q3:.Q9])" office:value-type="percentage" office:value="1" calcext:value-type="percentage">
            <text:p>100.00%</text:p>
          </table:table-cell>
          <table:table-cell table:style-name="ce79" table:formula="of:=[.B10]/[.P10]" office:value-type="float" office:value="8.91353866832703" calcext:value-type="float">
            <text:p>8.91353866832703</text:p>
          </table:table-cell>
          <table:table-cell table:style-name="ce73" table:formula="of:=SUM([.S3:.S9])" office:value-type="float" office:value="1249301" calcext:value-type="float">
            <text:p>1249301</text:p>
          </table:table-cell>
          <table:table-cell table:style-name="ce84" table:formula="of:=SUM([.T3:.T9])" office:value-type="percentage" office:value="1" calcext:value-type="percentage">
            <text:p>100.00%</text:p>
          </table:table-cell>
          <table:table-cell table:style-name="ce79" table:formula="of:=[.B10]/[.S10]" office:value-type="float" office:value="10.3933575655507" calcext:value-type="float">
            <text:p>10.3933575655507</text:p>
          </table:table-cell>
          <table:table-cell table:style-name="ce73" table:formula="of:=SUM([.V3:.V9])" office:value-type="float" office:value="1456199" calcext:value-type="float">
            <text:p>1456199</text:p>
          </table:table-cell>
          <table:table-cell table:style-name="ce84" table:formula="of:=SUM([.W3:.W9])" office:value-type="percentage" office:value="1" calcext:value-type="percentage">
            <text:p>100.00%</text:p>
          </table:table-cell>
          <table:table-cell table:style-name="ce79" table:formula="of:=[.B10]/[.V10]" office:value-type="float" office:value="8.9166604289661" calcext:value-type="float">
            <text:p>8.9166604289661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Model</text:p>
          </table:table-cell>
          <table:table-cell table:style-name="ce72" table:formula="of:=[.B10]" office:value-type="float" office:value="12984432" calcext:value-type="float">
            <text:p>12984432</text:p>
          </table:table-cell>
          <table:table-cell table:style-name="ce78" table:formula="of:=[.C10]" office:value-type="float" office:value="13159920" calcext:value-type="float">
            <text:p>13159920</text:p>
          </table:table-cell>
          <table:table-cell table:style-name="ce80" office:value-type="float" office:value="16021582" calcext:value-type="float">
            <text:p>16021582</text:p>
          </table:table-cell>
          <table:table-cell/>
          <table:table-cell table:style-name="ce78"/>
          <table:table-cell table:style-name="ce80" office:value-type="float" office:value="15563099" calcext:value-type="float">
            <text:p>15563099</text:p>
          </table:table-cell>
          <table:table-cell/>
          <table:table-cell table:style-name="ce78" table:formula="of:=[.B11]/[.G11]" office:value-type="float" office:value="0.834308899532156" calcext:value-type="float">
            <text:p>0.834308899532156</text:p>
          </table:table-cell>
          <table:table-cell table:style-name="ce80" office:value-type="float" office:value="1856415" calcext:value-type="float">
            <text:p>1856415</text:p>
          </table:table-cell>
          <table:table-cell/>
          <table:table-cell table:style-name="ce78" table:formula="of:=[.B11]/[.J11]" office:value-type="float" office:value="6.99435848126631" calcext:value-type="float">
            <text:p>6.99435848126631</text:p>
          </table:table-cell>
          <table:table-cell table:style-name="ce80" office:value-type="float" office:value="1636907" calcext:value-type="float">
            <text:p>1636907</text:p>
          </table:table-cell>
          <table:table-cell/>
          <table:table-cell table:style-name="ce78" table:formula="of:=[.B11]/[.M11]" office:value-type="float" office:value="7.93229670347796" calcext:value-type="float">
            <text:p>7.93229670347796</text:p>
          </table:table-cell>
          <table:table-cell table:style-name="ce80" office:value-type="float" office:value="1458167" calcext:value-type="float">
            <text:p>1458167</text:p>
          </table:table-cell>
          <table:table-cell/>
          <table:table-cell table:style-name="ce78" table:formula="of:=[.B11]/[.P11]" office:value-type="float" office:value="8.90462615050265" calcext:value-type="float">
            <text:p>8.90462615050265</text:p>
          </table:table-cell>
          <table:table-cell table:style-name="ce80" office:value-type="float" office:value="1251641" calcext:value-type="float">
            <text:p>1251641</text:p>
          </table:table-cell>
          <table:table-cell/>
          <table:table-cell table:style-name="ce78" table:formula="of:=[.B11]/[.S11]" office:value-type="float" office:value="10.3739267090164" calcext:value-type="float">
            <text:p>10.3739267090164</text:p>
          </table:table-cell>
          <table:table-cell table:style-name="ce80" office:value-type="float" office:value="1606835" calcext:value-type="float">
            <text:p>1606835</text:p>
          </table:table-cell>
          <table:table-cell/>
          <table:table-cell table:style-name="ce78" table:formula="of:=[.E11]/[.V11]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67" office:value-type="string" calcext:value-type="string">
            <text:p>Improvement</text:p>
          </table:table-cell>
          <table:table-cell table:style-name="ce72"/>
          <table:table-cell table:style-name="ce78"/>
          <table:table-cell table:style-name="ce72"/>
          <table:table-cell/>
          <table:table-cell table:style-name="ce78"/>
          <table:table-cell table:style-name="ce72" table:formula="of:=[.D11]/[.G11]" office:value-type="float" office:value="1.02945962112045" calcext:value-type="float">
            <text:p>1.02945962112045</text:p>
          </table:table-cell>
          <table:table-cell/>
          <table:table-cell table:style-name="ce78"/>
          <table:table-cell table:style-name="ce72" table:formula="of:=[.G11]/[.J11]" office:value-type="float" office:value="8.38341588491797" calcext:value-type="float">
            <text:p>8.38341588491797</text:p>
          </table:table-cell>
          <table:table-cell/>
          <table:table-cell table:style-name="ce78"/>
          <table:table-cell table:style-name="ce72" table:formula="of:=[.J11]/[.M11]" office:value-type="float" office:value="1.13409924937703" calcext:value-type="float">
            <text:p>1.13409924937703</text:p>
          </table:table-cell>
          <table:table-cell/>
          <table:table-cell table:style-name="ce78"/>
          <table:table-cell table:style-name="ce72" table:formula="of:=[.M11]/[.P11]" office:value-type="float" office:value="1.12257855238803" calcext:value-type="float">
            <text:p>1.12257855238803</text:p>
          </table:table-cell>
          <table:table-cell/>
          <table:table-cell table:style-name="ce78"/>
          <table:table-cell table:style-name="ce72" table:formula="of:=[.P11]/[.S11]" office:value-type="float" office:value="1.1650041825092" calcext:value-type="float">
            <text:p>1.1650041825092</text:p>
          </table:table-cell>
          <table:table-cell/>
          <table:table-cell table:style-name="ce78"/>
          <table:table-cell table:style-name="ce72" table:formula="of:=[.S11]/[.V11]" office:value-type="float" office:value="0.778948056272113" calcext:value-type="float">
            <text:p>0.778948056272113</text:p>
          </table:table-cell>
          <table:table-cell/>
          <table:table-cell table:style-name="ce78"/>
          <table:table-cell table:number-columns-repeated="40"/>
        </table:table-row>
        <table:table-row table:style-name="ro2">
          <table:table-cell table:style-name="ce66" office:value-type="string" calcext:value-type="string">
            <text:p>Time [ms]</text:p>
          </table:table-cell>
          <table:table-cell table:style-name="ce71"/>
          <table:table-cell table:style-name="ce77"/>
          <table:table-cell table:style-name="ce71" table:formula="of:=[.D11]/[.H18]*1000" office:value-type="float" office:value="320.616314997438" calcext:value-type="float">
            <text:p>320.616314997438</text:p>
          </table:table-cell>
          <table:table-cell table:style-name="ce82"/>
          <table:table-cell table:style-name="ce77"/>
          <table:table-cell table:style-name="ce71" table:formula="of:=[.G11]/[.H18]*1000" office:value-type="float" office:value="311.441370229252" calcext:value-type="float">
            <text:p>311.441370229252</text:p>
          </table:table-cell>
          <table:table-cell table:style-name="ce82"/>
          <table:table-cell table:style-name="ce77"/>
          <table:table-cell table:style-name="ce71" table:formula="of:=[.J11]/[.H18]*1000" office:value-type="float" office:value="37.1496982261783" calcext:value-type="float">
            <text:p>37.1496982261783</text:p>
          </table:table-cell>
          <table:table-cell table:style-name="ce82"/>
          <table:table-cell table:style-name="ce77"/>
          <table:table-cell table:style-name="ce71" table:formula="of:=[.M11]/[.H18]*1000" office:value-type="float" office:value="32.7570080366291" calcext:value-type="float">
            <text:p>32.7570080366291</text:p>
          </table:table-cell>
          <table:table-cell table:style-name="ce82"/>
          <table:table-cell table:style-name="ce77"/>
          <table:table-cell table:style-name="ce71" table:formula="of:=[.P11]/[.H18]*1000" office:value-type="float" office:value="29.1801477651127" calcext:value-type="float">
            <text:p>29.1801477651127</text:p>
          </table:table-cell>
          <table:table-cell table:style-name="ce82"/>
          <table:table-cell table:style-name="ce77"/>
          <table:table-cell table:style-name="ce71" table:formula="of:=[.S11]/[.H18]*1000" office:value-type="float" office:value="25.0472472143955" calcext:value-type="float">
            <text:p>25.0472472143955</text:p>
          </table:table-cell>
          <table:table-cell table:style-name="ce82"/>
          <table:table-cell table:style-name="ce77"/>
          <table:table-cell table:style-name="ce71" table:formula="of:=[.V11]/[.H18]*1000" office:value-type="float" office:value="32.1552214075307" calcext:value-type="float">
            <text:p>32.1552214075307</text:p>
          </table:table-cell>
          <table:table-cell table:style-name="ce82"/>
          <table:table-cell table:style-name="ce77"/>
          <table:table-cell table:number-columns-repeated="40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0.808997772446145" calcext:value-type="float">
            <text:p>0.808997772446145</text:p>
          </table:table-cell>
          <table:table-cell table:number-columns-repeated="2"/>
          <table:table-cell table:formula="of:=[.G13]/[$board.G13]" office:value-type="float" office:value="0.813572485773551" calcext:value-type="float">
            <text:p>0.813572485773551</text:p>
          </table:table-cell>
          <table:table-cell table:number-columns-repeated="2"/>
          <table:table-cell table:formula="of:=[.J13]/[$board.J13]" office:value-type="float" office:value="0.775157011452306" calcext:value-type="float">
            <text:p>0.775157011452306</text:p>
          </table:table-cell>
          <table:table-cell table:number-columns-repeated="2"/>
          <table:table-cell table:formula="of:=[.M13]/[$board.M13]" office:value-type="float" office:value="0.745369974044898" calcext:value-type="float">
            <text:p>0.745369974044898</text:p>
          </table:table-cell>
          <table:table-cell table:number-columns-repeated="2"/>
          <table:table-cell table:formula="of:=[.P13]/[$board.P13]" office:value-type="float" office:value="0.908084137001623" calcext:value-type="float">
            <text:p>0.908084137001623</text:p>
          </table:table-cell>
          <table:table-cell table:number-columns-repeated="2"/>
          <table:table-cell table:formula="of:=[.S13]/[$board.S13]" office:value-type="float" office:value="0.872183579013091" calcext:value-type="float">
            <text:p>0.872183579013091</text:p>
          </table:table-cell>
          <table:table-cell table:number-columns-repeated="2"/>
          <table:table-cell table:formula="of:=[.V13]/[$board.V13]" office:value-type="float" office:value="0.914167524320093" calcext:value-type="float">
            <text:p>0.914167524320093</text:p>
          </table:table-cell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83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75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83" table:formula="of:=[.B19]/[$board.B19]" office:value-type="percentage" office:value="0.789498972823613" calcext:value-type="percentage">
            <text:p>78.9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83" table:formula="of:=[.B20]/[$board.B20]" office:value-type="percentage" office:value="0.766273383311147" calcext:value-type="percentage">
            <text:p>76.6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75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83" table:formula="of:=[.B21]/[$board.B21]" office:value-type="percentage" office:value="0.763618766843853" calcext:value-type="percentage">
            <text:p>76.3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83" table:formula="of:=[.B22]/[$board.B22]" office:value-type="percentage" office:value="0.932377513548933" calcext:value-type="percentage">
            <text:p>93.24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83" table:formula="of:=[.B27]/[$board.B27]" office:value-type="percentage" office:value="0.972791148243987" calcext:value-type="percentage">
            <text:p>97.28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83" table:formula="of:=[.B28]/[$board.B28]" office:value-type="percentage" office:value="0.945993677623302" calcext:value-type="percentage">
            <text:p>94.60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83" table:formula="of:=[.B33]/[$board.B33]" office:value-type="percentage" office:value="0.977498786755346" calcext:value-type="percentage">
            <text:p>97.75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4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83" table:formula="of:=[.B34]/[$board.B34]" office:value-type="percentage" office:value="0.958618513598177" calcext:value-type="percentage">
            <text:p>95.8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75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83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75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83" table:formula="of:=[.B36]/[$board.B36]" office:value-type="percentage" office:value="0.77428582164564" calcext:value-type="percentage">
            <text:p>77.43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83" table:formula="of:=[.B37]/[$board.B37]" office:value-type="percentage" office:value="0.965279621773906" calcext:value-type="percentage">
            <text:p>96.53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83" table:formula="of:=[.B42]/[$board.B42]" office:value-type="percentage" office:value="0.62006940626718" calcext:value-type="percentage">
            <text:p>62.0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9910" calcext:value-type="float">
            <text:p>9910</text:p>
          </table:table-cell>
          <table:table-cell/>
          <table:table-cell table:formula="of:=[.B6]/[.B43]" office:value-type="float" office:value="3.52613521695257" calcext:value-type="float">
            <text:p>3.52613521695257</text:p>
          </table:table-cell>
          <table:table-cell table:formula="of:=[.B42]/[.B43]" office:value-type="float" office:value="7.28415741675076" calcext:value-type="float">
            <text:p>7.28415741675076</text:p>
          </table:table-cell>
          <table:table-cell table:style-name="ce83" table:formula="of:=[.B43]/[$board.B43]" office:value-type="percentage" office:value="0.596054372669313" calcext:value-type="percentage">
            <text:p>59.6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7942" calcext:value-type="float">
            <text:p>7942</text:p>
          </table:table-cell>
          <table:table-cell office:value-type="float" office:value="0.878" calcext:value-type="float">
            <text:p>0.878</text:p>
          </table:table-cell>
          <table:table-cell table:formula="of:=[.B6]/[.B44]" office:value-type="float" office:value="4.39989926970536" calcext:value-type="float">
            <text:p>4.39989926970536</text:p>
          </table:table-cell>
          <table:table-cell table:formula="of:=[.B43]/[.B44]" office:value-type="float" office:value="1.24779652480484" calcext:value-type="float">
            <text:p>1.24779652480484</text:p>
          </table:table-cell>
          <table:table-cell table:style-name="ce83" table:formula="of:=[.B44]/[$board.B44]" office:value-type="percentage" office:value="0.839623638862459" calcext:value-type="percentage">
            <text:p>83.96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83" table:formula="of:=[.B48]/[$board.B48]" office:value-type="percentage" office:value="0.932929904185577" calcext:value-type="percentage">
            <text:p>93.29%</text:p>
          </table:table-cell>
          <table:table-cell table:number-columns-repeated="58"/>
        </table:table-row>
        <table:table-row table:style-name="ro2" table:number-rows-repeated="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83" table:formula="of:=[.B53]/[$board.B53]" office:value-type="percentage" office:value="0.962947032669631" calcext:value-type="percentage">
            <text:p>96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75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83" table:formula="of:=[.B54]/[$board.B54]" office:value-type="percentage" office:value="0.955152233622467" calcext:value-type="percentage">
            <text:p>95.52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Parallel</text:p>
          </table:table-cell>
          <table:table-cell table:style-name="ce75" office:value-type="float" office:value="16125" calcext:value-type="float">
            <text:p>16125</text:p>
          </table:table-cell>
          <table:table-cell office:value-type="float" office:value="0.797" calcext:value-type="float">
            <text:p>0.797</text:p>
          </table:table-cell>
          <table:table-cell table:formula="of:=[.B8]/[.B55]" office:value-type="float" office:value="2.29407751937984" calcext:value-type="float">
            <text:p>2.29407751937984</text:p>
          </table:table-cell>
          <table:table-cell table:formula="of:=[.B54]/[.B55]" office:value-type="float" office:value="7.09525581395349" calcext:value-type="float">
            <text:p>7.09525581395349</text:p>
          </table:table-cell>
          <table:table-cell table:style-name="ce83" table:formula="of:=[.B55]/[$board.B56]" office:value-type="percentage" office:value="0.136979901119625" calcext:value-type="percentage">
            <text:p>13.70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6]" office:value-type="float" office:value="0.328309991657348" calcext:value-type="float">
            <text:p>0.328309991657348</text:p>
          </table:table-cell>
          <table:table-cell table:formula="of:=[.B55]/[.B56]" office:value-type="float" office:value="0.143111986793759" calcext:value-type="float">
            <text:p>0.143111986793759</text:p>
          </table:table-cell>
          <table:table-cell table:style-name="ce83" table:formula="of:=[.B56]/[$board.B56]" office:value-type="percentage" office:value="0.957151837442022" calcext:value-type="percentage">
            <text:p>95.72%</text:p>
          </table:table-cell>
          <table:table-cell table:number-columns-repeated="58"/>
        </table:table-row>
        <table:table-row table:style-name="ro2">
          <table:table-cell table:number-columns-repeated="5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83" table:formula="of:=[.B60]/[$board.B60]" office:value-type="percentage" office:value="0.842930444697834" calcext:value-type="percentage">
            <text:p>84.29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83" table:formula="of:=[.B61]/[$board.B61]" office:value-type="percentage" office:value="0.88594643394523" calcext:value-type="percentage">
            <text:p>88.59%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Layer 1+2 Merged</text:p>
          </table:table-cell>
          <table:table-cell table:number-columns-repeated="4"/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83"/>
          <table:table-cell table:number-columns-repeated="58"/>
        </table:table-row>
        <table:table-row table:style-name="ro2">
          <table:table-cell office:value-type="string" calcext:value-type="string">
            <text:p>naive</text:p>
          </table:table-cell>
          <table:table-cell table:style-name="ce74" office:value-type="float" office:value="1595651" calcext:value-type="float">
            <text:p>1595651</text:p>
          </table:table-cell>
          <table:table-cell office:value-type="float" office:value="0.889" calcext:value-type="float">
            <text:p>0.889</text:p>
          </table:table-cell>
          <table:table-cell table:formula="of:=([.B3]+[.B5])/[.B66]" office:value-type="float" office:value="8.09162404560897" calcext:value-type="float">
            <text:p>8.09162404560897</text:p>
          </table:table-cell>
          <table:table-cell table:formula="of:=([.B21]+[.B28]+[.B36])/[.B66]" office:value-type="float" office:value="1.14104901385077" calcext:value-type="float">
            <text:p>1.14104901385077</text:p>
          </table:table-cell>
          <table:table-cell table:style-name="ce83" table:formula="of:=[.B66]/[$board.B66]" office:value-type="percentage" office:value="0.741389107652707" calcext:value-type="percentage">
            <text:p>74.14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o L1 div</text:p>
          </table:table-cell>
          <table:table-cell table:style-name="ce75" office:value-type="float" office:value="1422180" calcext:value-type="float">
            <text:p>1422180</text:p>
          </table:table-cell>
          <table:table-cell office:value-type="float" office:value="0.985" calcext:value-type="float">
            <text:p>0.985</text:p>
          </table:table-cell>
          <table:table-cell table:formula="of:=([.B3]+[.B5])/[.B67]" office:value-type="float" office:value="9.07860327103461" calcext:value-type="float">
            <text:p>9.07860327103461</text:p>
          </table:table-cell>
          <table:table-cell table:formula="of:=[.B66]/[.B67]" office:value-type="float" office:value="1.12197541802022" calcext:value-type="float">
            <text:p>1.12197541802022</text:p>
          </table:table-cell>
          <table:table-cell table:style-name="ce83" table:formula="of:=[.B67]/[$board.B67]" office:value-type="percentage" office:value="0.912593934906022" calcext:value-type="percentage">
            <text:p>91.26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75" office:value-type="float" office:value="1423638" calcext:value-type="float">
            <text:p>1423638</text:p>
          </table:table-cell>
          <table:table-cell office:value-type="float" office:value="0.979" calcext:value-type="float">
            <text:p>0.979</text:p>
          </table:table-cell>
          <table:table-cell table:formula="of:=([.B3]+[.B5])/[.B68]" office:value-type="float" office:value="9.06930553975098" calcext:value-type="float">
            <text:p>9.06930553975098</text:p>
          </table:table-cell>
          <table:table-cell table:formula="of:=[.B67]/[.B68]" office:value-type="float" office:value="0.998975863246134" calcext:value-type="float">
            <text:p>0.998975863246134</text:p>
          </table:table-cell>
          <table:table-cell table:style-name="ce83" table:formula="of:=[.B68]/[$board.B68]" office:value-type="percentage" office:value="0.907129981323918" calcext:value-type="percentage">
            <text:p>90.71%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plicate input</text:p>
          </table:table-cell>
          <table:table-cell table:style-name="ce75" office:value-type="float" office:value="1216740" calcext:value-type="float">
            <text:p>1216740</text:p>
          </table:table-cell>
          <table:table-cell office:value-type="float" office:value="0.966" calcext:value-type="float">
            <text:p>0.966</text:p>
          </table:table-cell>
          <table:table-cell table:formula="of:=([.B3]+[.B5])/[.B69]" office:value-type="float" office:value="10.6114765685356" calcext:value-type="float">
            <text:p>10.6114765685356</text:p>
          </table:table-cell>
          <table:table-cell table:formula="of:=[.B67]/[.B69]" office:value-type="float" office:value="1.16884461758469" calcext:value-type="float">
            <text:p>1.16884461758469</text:p>
          </table:table-cell>
          <table:table-cell table:number-columns-repeated="59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LP-NN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Layer 1 (6 Tiles)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MACs/Cy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6192869" calcext:value-type="float">
            <text:p>16192869</text:p>
          </table:table-cell>
          <table:table-cell table:formula="of:=[.G3]/[.C3]" office:value-type="float" office:value="0.771784666447928" calcext:value-type="float">
            <text:p>0.771784666447928</text:p>
          </table:table-cell>
          <table:table-cell/>
          <table:table-cell office:value-type="string" calcext:value-type="string">
            <text:p>MACs: </text:p>
          </table:table-cell>
          <table:table-cell table:formula="of:=[$board.B3]" office:value-type="float" office:value="12497408" calcext:value-type="float">
            <text:p>12497408</text:p>
          </table:table-cell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20758861" calcext:value-type="float">
            <text:p>20758861</text:p>
          </table:table-cell>
          <table:table-cell table:formula="of:=[.G3]/[.C4]" office:value-type="float" office:value="0.602027635331245" calcext:value-type="float">
            <text:p>0.60202763533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3187199" calcext:value-type="float">
            <text:p>3187199</text:p>
          </table:table-cell>
          <table:table-cell table:formula="of:=[.G3]/[.C6]" office:value-type="float" office:value="3.92112572826485" calcext:value-type="float">
            <text:p>3.921125728264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3808561" calcext:value-type="float">
            <text:p>3808561</text:p>
          </table:table-cell>
          <table:table-cell table:formula="of:=[.G3]/[.C7]" office:value-type="float" office:value="3.28139893256272" calcext:value-type="float">
            <text:p>3.28139893256272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Comparis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Co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t Shift</text:p>
          </table:table-cell>
          <table:table-cell office:value-type="float" office:value="1445768" calcext:value-type="float">
            <text:p>1445768</text:p>
          </table:table-cell>
          <table:table-cell table:formula="of:=[.G3]/[.C12]" office:value-type="float" office:value="8.64413100857122" calcext:value-type="float">
            <text:p>8.6441310085712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sion</text:p>
          </table:table-cell>
          <table:table-cell office:value-type="float" office:value="1746314" calcext:value-type="float">
            <text:p>1746314</text:p>
          </table:table-cell>
          <table:table-cell table:formula="of:=[.G3]/[.C13]" office:value-type="float" office:value="7.15644952740458" calcext:value-type="float">
            <text:p>7.15644952740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8:18:45.614671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3:49:09.678704175</meta:creation-date>
    <dc:date>2020-03-04T14:01:17.863181501</dc:date>
    <meta:editing-duration>PT1H4M12S</meta:editing-duration>
    <meta:editing-cycles>13</meta:editing-cycles>
    <meta:generator>LibreOffice/6.4.0.3$Linux_X86_64 LibreOffice_project/40$Build-3</meta:generator>
    <meta:document-statistic meta:table-count="3" meta:cell-count="868" meta:object-count="0"/>
  </office:meta>
</office:document-meta>
</file>